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3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0">
      <style:graphic-properties draw:fill="none" draw:stroke="none"/>
    </style:style>
    <style:style style:family="text" style:name="a12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 style:parent-style-name="Graphics">
      <style:graphic-properties draw:fill="none" draw:stroke="none"/>
    </style:style>
    <style:style style:family="graphic" style:name="a1256" style:parent-style-name="Graphics">
      <style:graphic-properties draw:fill="none" draw:stroke="none"/>
    </style:style>
    <style:style style:family="graphic" style:name="a1257" style:parent-style-name="Graphics">
      <style:graphic-properties draw:fill="none" draw:stroke="none"/>
    </style:style>
    <style:style style:family="graphic" style:name="a1258" style:parent-style-name="Graphics">
      <style:graphic-properties draw:fill="none" draw:stroke="none"/>
    </style:style>
    <style:style style:family="graphic" style:name="a1259" style:parent-style-name="Graphics">
      <style:graphic-properties draw:fill="none" draw:stroke="none"/>
    </style:style>
    <style:style style:family="drawing-page" style:name="a1224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draw:fill="none" draw:stroke="none"/>
    </style:style>
    <style:style style:family="text" style:name="a1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0" style:parent-style-name="Graphics">
      <style:graphic-properties draw:fill="none" draw:stroke="none"/>
    </style:style>
    <style:style style:family="graphic" style:name="a1261" style:parent-style-name="Graphics">
      <style:graphic-properties draw:fill="none" draw:stroke="none"/>
    </style:style>
    <style:style style:family="drawing-page" style:name="a1262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1224" draw:master-page-name="Master1-Layout1-title-Diapositive-de-titre" presentation:presentation-page-layout-name="Master1-PPL1" draw:id="Slide-256">
        <draw:frame draw:id="id288" presentation:style-name="a1228" draw:name="Titre 1" svg:x="1.39233in" svg:y="3.45521in" svg:width="8.49402in" svg:height="1.80042in" presentation:class="title" presentation:placeholder="false">
          <draw:text-box>
            <text:p text:style-name="a1227" text:class-names="" text:cond-style-name=""><text:span text:style-name="a1225" text:class-names="">Did the web turn into a big market place is for the greater benefit?</text:span><text:span text:style-name="a1226" text:class-names=""/></text:p>
          </draw:text-box>
          <svg:title/>
          <svg:desc/>
        </draw:frame>
        <draw:frame draw:id="id289" draw:style-name="a1232" draw:name="Espace réservé du numéro de diapositive 4" svg:x="9.39486in" svg:y="6.60691in" svg:width="0.74731in" svg:height="0.39931in">
          <draw:text-box>
            <text:p text:style-name="a1231" text:class-names="" text:cond-style-name=""><text:span text:style-name="a1229" text:class-names=""><text:page-number style:num-format="1" text:fixed="false">‹#›</text:page-number></text:span><text:span text:style-name="a1230" text:class-names=""/></text:p>
          </draw:text-box>
          <svg:title/>
          <svg:desc/>
        </draw:frame>
      </draw:page>
      <draw:page draw:name="Slide2" draw:style-name="a1233" draw:master-page-name="Master1-Layout2-obj-Titre-et-contenu" presentation:presentation-page-layout-name="Master1-PPL2" draw:id="Slide-257">
        <draw:frame draw:id="id290" presentation:style-name="a1239" draw:name="Titre 1" svg:x="0.74074in" svg:y="0.66667in" svg:width="9.40143in" svg:height="1.44444in" presentation:class="title" presentation:placeholder="false">
          <draw:text-box>
            <text:p text:style-name="a1238" text:class-names="" text:cond-style-name=""><text:span text:style-name="a1234" text:class-names="">Tim<text:s text:c="1"/></text:span><text:span text:style-name="a1235" text:class-names="">Berners</text:span><text:span text:style-name="a1236" text:class-names="">-Lee</text:span><text:span text:style-name="a1237" text:class-names=""/></text:p>
          </draw:text-box>
          <svg:title/>
          <svg:desc/>
        </draw:frame>
        <draw:frame draw:id="id291" presentation:style-name="a1240" draw:name="Espace réservé du contenu 4" svg:x="1.17719in" svg:y="1.75949in" svg:width="7.18878in" svg:height="4.7848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292" draw:style-name="a1244" draw:name="Espace réservé du numéro de diapositive 7" svg:x="9.39486in" svg:y="6.60691in" svg:width="0.74731in" svg:height="0.39931in">
          <draw:text-box>
            <text:p text:style-name="a1243" text:class-names="" text:cond-style-name=""><text:span text:style-name="a1241" text:class-names=""><text:page-number style:num-format="1" text:fixed="false">‹#›</text:page-number></text:span><text:span text:style-name="a1242" text:class-names=""/></text:p>
          </draw:text-box>
          <svg:title/>
          <svg:desc/>
        </draw:frame>
      </draw:page>
      <draw:page draw:name="Slide5" draw:style-name="a1245" draw:master-page-name="Master1-Layout2-obj-Titre-et-contenu" presentation:presentation-page-layout-name="Master1-PPL2" draw:id="Slide-260">
        <draw:frame draw:id="id293" presentation:style-name="a1249" draw:name="Titre 1" svg:x="0.74074in" svg:y="0.66667in" svg:width="9.40143in" svg:height="1.44444in" presentation:class="title" presentation:placeholder="false">
          <draw:text-box>
            <text:p text:style-name="a1248" text:class-names="" text:cond-style-name=""><text:span text:style-name="a1246" text:class-names="">Seller</text:span><text:span text:style-name="a1247" text:class-names=""/></text:p>
          </draw:text-box>
          <svg:title/>
          <svg:desc/>
        </draw:frame>
        <draw:frame draw:id="id294" presentation:style-name="a1250" draw:transform="translate(-1.65023in -1.01901in) rotate(-0.21499) translate(8.8996in 3.75319in)" draw:name="Espace réservé du contenu 6" svg:width="3.30046in" svg:height="2.0380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95" draw:style-name="a1254" draw:name="Espace réservé du numéro de diapositive 4" svg:x="9.39486in" svg:y="6.60691in" svg:width="0.74731in" svg:height="0.39931in">
          <draw:text-box>
            <text:p text:style-name="a1253" text:class-names="" text:cond-style-name=""><text:span text:style-name="a1251" text:class-names=""><text:page-number style:num-format="1" text:fixed="false">‹#›</text:page-number></text:span><text:span text:style-name="a1252" text:class-names=""/></text:p>
          </draw:text-box>
          <svg:title/>
          <svg:desc/>
        </draw:frame>
        <draw:frame draw:id="id296" draw:style-name="a1255" draw:transform="translate(-1.48154in -0.59262in) rotate(-6.06105) translate(5.30889in 3.62655in)" draw:name="Image 8" svg:width="2.96308in" svg:height="1.18523in" style:rel-width="scale" style:rel-height="scale">
          <draw:image xlink:href="media/image3.png" xlink:type="simple" xlink:show="embed" xlink:actuate="onLoad"/>
          <svg:title/>
          <svg:desc/>
        </draw:frame>
        <draw:frame draw:id="id297" draw:style-name="a1256" draw:transform="translate(-0.83515in -0.83515in) rotate(-0.15712) translate(2.77764in 3.80427in)" draw:name="Image 10" svg:width="1.6703in" svg:height="1.6703in" style:rel-width="scale" style:rel-height="scale">
          <draw:image xlink:href="media/image4.jpg" xlink:type="simple" xlink:show="embed" xlink:actuate="onLoad"/>
          <svg:title/>
          <svg:desc/>
        </draw:frame>
        <draw:frame draw:id="id298" draw:style-name="a1257" draw:transform="translate(-1.20395in -1.00128in) rotate(-6.23844) translate(5.40158in 1.66795in)" draw:name="Image 12" svg:width="2.4079in" svg:height="2.00257in" style:rel-width="scale" style:rel-height="scale">
          <draw:image xlink:href="media/image5.jpg" xlink:type="simple" xlink:show="embed" xlink:actuate="onLoad"/>
          <svg:title/>
          <svg:desc/>
        </draw:frame>
        <draw:frame draw:id="id299" draw:style-name="a1258" draw:transform="translate(-0.75778in -0.79881in) rotate(-0.6371) translate(1.69334in 5.49743in)" draw:name="Image 14" svg:width="1.51556in" svg:height="1.59761in" style:rel-width="scale" style:rel-height="scale">
          <draw:image xlink:href="media/image6.jpg" xlink:type="simple" xlink:show="embed" xlink:actuate="onLoad"/>
          <svg:title/>
          <svg:desc/>
        </draw:frame>
        <draw:frame draw:id="id300" draw:style-name="a1259" draw:name="Image 16" svg:x="6.63531in" svg:y="4.48753in" svg:width="2.01979in" svg:height="2.01979in" style:rel-width="scale" style:rel-height="scale">
          <draw:image xlink:href="media/image7.png" xlink:type="simple" xlink:show="embed" xlink:actuate="onLoad"/>
          <svg:title/>
          <svg:desc/>
        </draw:frame>
        <draw:frame draw:id="id301" draw:style-name="a1260" draw:transform="translate(-1.12922in -0.84692in) rotate(-6.09228) translate(4.55054in 5.76in)" draw:name="Image 18" svg:width="2.25844in" svg:height="1.69383in" style:rel-width="scale" style:rel-height="scale">
          <draw:image xlink:href="media/image8.png" xlink:type="simple" xlink:show="embed" xlink:actuate="onLoad"/>
          <svg:title/>
          <svg:desc/>
        </draw:frame>
        <draw:frame draw:id="id302" draw:style-name="a1261" draw:transform="translate(-1.38682in -0.92455in) rotate(-0.08094) translate(8.6551in 1.40418in)" draw:name="Image 20" svg:width="2.77364in" svg:height="1.84909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3" draw:style-name="a1262" draw:master-page-name="Master1-Layout2-obj-Titre-et-contenu" presentation:presentation-page-layout-name="Master1-PPL2" draw:id="Slide-258">
        <draw:frame draw:id="id303" presentation:style-name="a1268" draw:name="Titre 1" svg:x="2.10121in" svg:y="3.00388in" svg:width="9.40143in" svg:height="1.44444in" presentation:class="title" presentation:placeholder="false">
          <draw:text-box>
            <text:p text:style-name="a1267" text:class-names="" text:cond-style-name=""><text:span text:style-name="a1263" text:class-names="">To a networks<text:s text:c="1"/></text:span><text:span text:style-name="a1264" text:class-names="">with</text:span><text:span text:style-name="a1265" text:class-names=""><text:s text:c="1"/>more<text:line-break/>and more seller</text:span><text:span text:style-name="a1266" text:class-names=""/></text:p>
          </draw:text-box>
          <svg:title/>
          <svg:desc/>
        </draw:frame>
        <draw:frame draw:id="id304" draw:style-name="a1272" draw:name="Espace réservé du numéro de diapositive 4" svg:x="9.39486in" svg:y="6.60691in" svg:width="0.74731in" svg:height="0.39931in">
          <draw:text-box>
            <text:p text:style-name="a1271" text:class-names="" text:cond-style-name=""><text:span text:style-name="a1269" text:class-names=""><text:page-number style:num-format="1" text:fixed="false">‹#›</text:page-number></text:span><text:span text:style-name="a127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2083in" svg:stroke-color="#2f528f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draw:fill="none" draw:stroke="solid" svg:stroke-width="0.01042in" svg:stroke-color="#262626" svg:stroke-opacity="100%" svg:stroke-linecap="round"/>
    </style:style>
    <style:style style:family="graphic" style:name="a236">
      <style:graphic-properties draw:fill="none" draw:stroke="solid" svg:stroke-width="0.01042in" svg:stroke-color="#262626" svg:stroke-opacity="100%" svg:stroke-linecap="round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draw:fill="solid" draw:fill-color="#4472c4" draw:opacity="30%" draw:stroke="non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solid" draw:fill-color="#4472c4" draw:opacity="20%" draw:stroke="none"/>
    </style:style>
    <style:style style:family="paragraph" style:name="a31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solid" draw:fill-color="#ed7d31" draw:opacity="72%" draw:stroke="non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c55a11" draw:opacity="70%" draw:stroke="non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solid" draw:fill-color="#8faadc" draw:opacity="70%" draw:stroke="non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draw:fill="solid" draw:fill-color="#4472c4" draw:opacity="65%" draw:stroke="non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solid" draw:fill-color="#4472c4" draw:opacity="80%" draw:stroke="non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draw:fill="solid" draw:fill-color="#4472c4" draw:opacity="85%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">
      <style:graphic-properties draw:fill="none" draw:stroke="solid" svg:stroke-width="0.01042in" svg:stroke-color="#262626" svg:stroke-opacity="100%" svg:stroke-linecap="round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draw:fill="none" draw:stroke="solid" svg:stroke-width="0.01042in" svg:stroke-color="#262626" svg:stroke-opacity="100%" svg:stroke-linecap="round"/>
    </style:style>
    <style:style style:family="paragraph" style:name="a4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none" draw:stroke="solid" svg:stroke-width="0.01042in" svg:stroke-color="#262626" svg:stroke-opacity="100%" svg:stroke-linecap="round"/>
    </style:style>
    <style:style style:family="graphic" style:name="a173">
      <style:graphic-properties draw:fill="none" draw:stroke="solid" svg:stroke-width="0.01042in" svg:stroke-color="#262626" svg:stroke-opacity="100%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solid" draw:fill-color="#4472c4" draw:opacity="30%" draw:stroke="non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draw:fill="solid" draw:fill-color="#4472c4" draw:opacity="20%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solid" draw:fill-color="#ed7d31" draw:opacity="72%" draw:stroke="non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c55a11" draw:opacity="70%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8faadc" draw:opacity="70%" draw:stroke="none"/>
    </style:style>
    <style:style style:family="graphic" style:name="a330">
      <style:graphic-properties draw:fill="solid" draw:fill-color="#4472c4" draw:opacity="30%" draw:stroke="non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4472c4" draw:opacity="65%" draw:stroke="none"/>
    </style:style>
    <style:style style:family="graphic" style:name="a331">
      <style:graphic-properties draw:fill="solid" draw:fill-color="#4472c4" draw:opacity="20%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draw:fill="solid" draw:fill-color="#ed7d31" draw:opacity="72%" draw:stroke="non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solid" draw:fill-color="#c55a11" draw:opacity="70%" draw:stroke="none"/>
    </style:style>
    <style:style style:family="graphic" style:name="a334">
      <style:graphic-properties draw:fill="solid" draw:fill-color="#8faadc" draw:opacity="70%" draw:stroke="non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solid" draw:fill-color="#4472c4" draw:opacity="65%" draw:stroke="none"/>
    </style:style>
    <style:style style:family="graphic" style:name="a336">
      <style:graphic-properties draw:fill="solid" draw:fill-color="#4472c4" draw:opacity="80%" draw:stroke="none"/>
    </style:style>
    <style:style style:family="graphic" style:name="a337">
      <style:graphic-properties draw:fill="solid" draw:fill-color="#4472c4" draw:opacity="85%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4472c4" draw:opacity="80%" draw:stroke="none"/>
    </style:style>
    <style:style style:family="graphic" style:name="a181">
      <style:graphic-properties draw:fill="solid" draw:fill-color="#4472c4" draw:opacity="85%" draw:stroke="non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042in" svg:stroke-color="#262626" svg:stroke-opacity="100%" svg:stroke-linecap="round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>
      <style:graphic-properties draw:fill="none" draw:stroke="solid" svg:stroke-width="0.01042in" svg:stroke-color="#262626" svg:stroke-opacity="100%" svg:stroke-linecap="round"/>
    </style:style>
    <style:style style:family="text" style:name="a2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4472c4" draw:opacity="30%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solid" draw:fill-color="#4472c4" draw:opacity="20%" draw:stroke="none"/>
    </style:style>
    <style:style style:family="graphic" style:name="a433">
      <style:graphic-properties draw:fill="solid" draw:fill-color="#ed7d31" draw:opacity="72%" draw:stroke="non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solid" draw:fill-color="#c55a11" draw:opacity="70%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solid" draw:fill-color="#8faadc" draw:opacity="70%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solid" draw:fill-color="#4472c4" draw:opacity="65%" draw:stroke="non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solid" draw:fill-color="#4472c4" draw:opacity="80%" draw:stroke="none"/>
    </style:style>
    <style:style style:family="graphic" style:name="a438">
      <style:graphic-properties draw:fill="solid" draw:fill-color="#4472c4" draw:opacity="85%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44546a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none" draw:stroke="solid" svg:stroke-width="0.01042in" svg:stroke-color="#262626" svg:stroke-opacity="100%" svg:stroke-linecap="round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draw:fill="none" draw:stroke="solid" svg:stroke-width="0.01042in" svg:stroke-color="#262626" svg:stroke-opacity="100%" svg:stroke-linecap="round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draw:fill="solid" draw:fill-color="#4472c4" draw:opacity="30%" draw:stroke="none"/>
    </style:style>
    <style:style style:family="graphic" style:name="a546">
      <style:graphic-properties draw:fill="solid" draw:fill-color="#4472c4" draw:opacity="20%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solid" draw:fill-color="#ed7d31" draw:opacity="72%" draw:stroke="none"/>
    </style:style>
    <style:style style:family="graphic" style:name="a623">
      <style:graphic-properties draw:fill="none" draw:stroke="solid" svg:stroke-width="0.01042in" svg:stroke-color="#262626" svg:stroke-opacity="100%" svg:stroke-linecap="round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.01042in" svg:stroke-color="#262626" svg:stroke-opacity="100%" svg:stroke-linecap="round"/>
    </style:style>
    <style:style style:family="graphic" style:name="a548">
      <style:graphic-properties draw:fill="solid" draw:fill-color="#c55a11" draw:opacity="70%" draw:stroke="non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draw:fill="solid" draw:fill-color="#4472c4" draw:opacity="30%" draw:stroke="none"/>
    </style:style>
    <style:style style:family="graphic" style:name="a549">
      <style:graphic-properties draw:fill="solid" draw:fill-color="#8faadc" draw:opacity="70%" draw:stroke="non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solid" draw:fill-color="#4472c4" draw:opacity="20%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solid" draw:fill-color="#ed7d31" draw:opacity="72%" draw:stroke="none"/>
    </style:style>
    <style:style style:family="graphic" style:name="a628">
      <style:graphic-properties draw:fill="solid" draw:fill-color="#c55a11" draw:opacity="70%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solid" draw:fill-color="#8faadc" draw:opacity="70%" draw:stroke="non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draw:fill="solid" draw:fill-color="#4472c4" draw:opacity="65%" draw:stroke="non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solid" draw:fill-color="#4472c4" draw:opacity="80%" draw:stroke="non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solid" draw:fill-color="#4472c4" draw:opacity="85%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solid" draw:fill-color="#4472c4" draw:opacity="65%" draw:stroke="non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solid" draw:fill-color="#4472c4" draw:opacity="80%" draw:stroke="non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solid" draw:fill-color="#4472c4" draw:opacity="85%" draw:stroke="non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1042in" svg:stroke-color="#262626" svg:stroke-opacity="100%" svg:stroke-linecap="round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262626" svg:stroke-opacity="100%" svg:stroke-linecap="round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solid" draw:fill-color="#4472c4" draw:opacity="30%" draw:stroke="none"/>
    </style:style>
    <style:style style:family="graphic" style:name="a491">
      <style:graphic-properties draw:fill="solid" draw:fill-color="#4472c4" draw:opacity="20%" draw:stroke="none"/>
    </style:style>
    <style:style style:family="graphic" style:name="a492">
      <style:graphic-properties draw:fill="solid" draw:fill-color="#ed7d31" draw:opacity="72%" draw:stroke="none"/>
    </style:style>
    <style:style style:family="graphic" style:name="a493">
      <style:graphic-properties draw:fill="solid" draw:fill-color="#c55a11" draw:opacity="70%" draw:stroke="none"/>
    </style:style>
    <style:style style:family="graphic" style:name="a494">
      <style:graphic-properties draw:fill="solid" draw:fill-color="#8faadc" draw:opacity="70%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solid" draw:fill-color="#4472c4" draw:opacity="65%" draw:stroke="none"/>
    </style:style>
    <style:style style:family="text" style:name="a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solid" draw:fill-color="#4472c4" draw:opacity="80%" draw:stroke="non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solid" draw:fill-color="#4472c4" draw:opacity="85%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262626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none" draw:stroke="solid" svg:stroke-width="0.01042in" svg:stroke-color="#262626" svg:stroke-opacity="100%" svg:stroke-linecap="round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4472c4" draw:opacity="3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4472c4" draw:opacity="20%" draw:stroke="non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solid" draw:fill-color="#ed7d31" draw:opacity="72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c55a11" draw:opacity="7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9">
      <style:graphic-properties draw:fill="solid" draw:fill-color="#8faadc" draw:opacity="70%" draw:stroke="none"/>
    </style:style>
    <style:style style:family="drawing-page" style:name="a733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4472c4" draw:opacity="65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4472c4" draw:opacity="80%" draw:stroke="non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4472c4" draw:opacity="85%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draw:fill="none" draw:stroke="solid" svg:stroke-width="0.01042in" svg:stroke-color="#262626" svg:stroke-opacity="100%" svg:stroke-linecap="round"/>
    </style:style>
    <style:style style:family="graphic" style:name="a827">
      <style:graphic-properties draw:fill="none" draw:stroke="solid" svg:stroke-width="0.01042in" svg:stroke-color="#262626" svg:stroke-opacity="100%" svg:stroke-linecap="round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solid" draw:fill-color="#4472c4" draw:opacity="30%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draw:fill="solid" draw:fill-color="#4472c4" draw:opacity="20%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draw:fill="none" draw:stroke="solid" svg:stroke-width="0.01042in" svg:stroke-color="#262626" svg:stroke-opacity="100%" svg:stroke-linecap="round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0">
      <style:graphic-properties draw:fill="solid" draw:fill-color="#ed7d31" draw:opacity="72%" draw:stroke="none"/>
    </style:style>
    <style:style style:family="graphic" style:name="a754">
      <style:graphic-properties draw:fill="none" draw:stroke="solid" svg:stroke-width="0.01042in" svg:stroke-color="#262626" svg:stroke-opacity="100%" svg:stroke-linecap="round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solid" draw:fill-color="#c55a11" draw:opacity="70%" draw:stroke="none"/>
    </style:style>
    <style:style style:family="graphic" style:name="a755">
      <style:graphic-properties draw:fill="solid" draw:fill-color="#4472c4" draw:opacity="30%" draw:stroke="none"/>
    </style:style>
    <style:style style:family="graphic" style:name="a756">
      <style:graphic-properties draw:fill="solid" draw:fill-color="#4472c4" draw:opacity="20%" draw:stroke="none"/>
    </style:style>
    <style:style style:family="graphic" style:name="a832">
      <style:graphic-properties draw:fill="solid" draw:fill-color="#8faadc" draw:opacity="70%" draw:stroke="none"/>
    </style:style>
    <style:style style:family="graphic" style:name="a757">
      <style:graphic-properties draw:fill="solid" draw:fill-color="#ed7d31" draw:opacity="72%" draw:stroke="none"/>
    </style:style>
    <style:style style:family="graphic" style:name="a833">
      <style:graphic-properties draw:fill="solid" draw:fill-color="#4472c4" draw:opacity="65%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draw:fill="solid" draw:fill-color="#4472c4" draw:opacity="80%" draw:stroke="none"/>
    </style:style>
    <style:style style:family="graphic" style:name="a758">
      <style:graphic-properties draw:fill="solid" draw:fill-color="#c55a11" draw:opacity="70%" draw:stroke="none"/>
    </style:style>
    <style:style style:family="paragraph" style:name="a9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solid" draw:fill-color="#4472c4" draw:opacity="85%" draw:stroke="none"/>
    </style:style>
    <style:style style:family="graphic" style:name="a759">
      <style:graphic-properties draw:fill="solid" draw:fill-color="#8faadc" draw:opacity="70%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draw:fill="solid" draw:fill-color="#4472c4" draw:opacity="65%" draw:stroke="non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draw:fill="solid" draw:fill-color="#4472c4" draw:opacity="80%" draw:stroke="non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draw:fill="solid" draw:fill-color="#4472c4" draw:opacity="85%" draw:stroke="none"/>
    </style:style>
    <style:style style:family="text" style:name="a6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9">
      <style:graphic-properties draw:fill="none" draw:stroke="solid" svg:stroke-width="0.01042in" svg:stroke-color="#262626" svg:stroke-opacity="100%" svg:stroke-linecap="round"/>
    </style:style>
    <style:style style:family="graphic" style:name="a1105">
      <style:graphic-properties draw:fill="none" draw:stroke="solid" svg:stroke-width="0.01042in" svg:stroke-color="#262626" svg:stroke-opacity="100%" svg:stroke-linecap="round"/>
    </style:style>
    <style:style style:family="graphic" style:name="a1106">
      <style:graphic-properties draw:fill="none" draw:stroke="solid" svg:stroke-width="0.01042in" svg:stroke-color="#262626" svg:stroke-opacity="100%" svg:stroke-linecap="round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draw:fill="solid" draw:fill-color="#4472c4" draw:opacity="3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draw:fill="solid" draw:fill-color="#4472c4" draw:opacity="20%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draw:fill="solid" draw:fill-color="#ed7d31" draw:opacity="72%" draw:stroke="non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draw:fill="none" draw:stroke="solid" svg:stroke-width="0.01042in" svg:stroke-color="#262626" svg:stroke-opacity="100%" svg:stroke-linecap="round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draw:fill="none" draw:stroke="solid" svg:stroke-width="0.01042in" svg:stroke-color="#262626" svg:stroke-opacity="100%" svg:stroke-linecap="round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92">
      <style:graphic-properties draw:fill="solid" draw:fill-color="#4472c4" draw:opacity="30%" draw:stroke="none"/>
    </style:style>
    <style:style style:family="drawing-page" style:name="a76">
      <style:drawing-page-properties draw:fill="solid" draw:fill-color="#44546a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93">
      <style:graphic-properties draw:fill="solid" draw:fill-color="#4472c4" draw:opacity="20%" draw:stroke="none"/>
    </style:style>
    <style:style style:family="text" style:name="a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draw:fill="solid" draw:fill-color="#ed7d31" draw:opacity="72%" draw:stroke="none"/>
    </style:style>
    <style:style style:family="text" style:name="a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solid" draw:fill-color="#c55a11" draw:opacity="7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solid" draw:fill-color="#8faadc" draw:opacity="70%" draw:stroke="none"/>
    </style:style>
    <style:style style:family="graphic" style:name="a697">
      <style:graphic-properties draw:fill="solid" draw:fill-color="#4472c4" draw:opacity="65%" draw:stroke="non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draw:fill="solid" draw:fill-color="#4472c4" draw:opacity="80%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draw:fill="solid" draw:fill-color="#4472c4" draw:opacity="85%" draw:stroke="none"/>
    </style:style>
    <style:style style:family="paragraph" style:name="a8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draw:fill="none" draw:stroke="solid" svg:stroke-width="0.01042in" svg:stroke-color="#262626" svg:stroke-opacity="100%" svg:stroke-linecap="round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solid" draw:fill-color="#4472c4" draw:opacity="30%" draw:stroke="none"/>
    </style:style>
    <style:style style:family="graphic" style:name="a1032">
      <style:graphic-properties draw:fill="solid" draw:fill-color="#4472c4" draw:opacity="20%" draw:stroke="none"/>
    </style:style>
    <style:style style:family="graphic" style:name="a1033">
      <style:graphic-properties draw:fill="solid" draw:fill-color="#ed7d31" draw:opacity="72%" draw:stroke="none"/>
    </style:style>
    <style:style style:family="graphic" style:name="a1034">
      <style:graphic-properties draw:fill="solid" draw:fill-color="#c55a11" draw:opacity="70%" draw:stroke="none"/>
    </style:style>
    <style:style style:family="graphic" style:name="a1110">
      <style:graphic-properties draw:fill="solid" draw:fill-color="#c55a11" draw:opacity="70%" draw:stroke="none"/>
    </style:style>
    <style:style style:family="graphic" style:name="a1035">
      <style:graphic-properties draw:fill="solid" draw:fill-color="#8faadc" draw:opacity="70%" draw:stroke="none"/>
    </style:style>
    <style:style style:family="graphic" style:name="a1111">
      <style:graphic-properties draw:fill="solid" draw:fill-color="#8faadc" draw:opacity="70%" draw:stroke="none"/>
    </style:style>
    <style:style style:family="graphic" style:name="a1036">
      <style:graphic-properties draw:fill="solid" draw:fill-color="#4472c4" draw:opacity="65%" draw:stroke="none"/>
    </style:style>
    <style:style style:family="graphic" style:name="a1112">
      <style:graphic-properties draw:fill="solid" draw:fill-color="#4472c4" draw:opacity="65%" draw:stroke="none"/>
    </style:style>
    <style:style style:family="graphic" style:name="a1037">
      <style:graphic-properties draw:fill="solid" draw:fill-color="#4472c4" draw:opacity="80%" draw:stroke="none"/>
    </style:style>
    <style:style style:family="graphic" style:name="a1113">
      <style:graphic-properties draw:fill="solid" draw:fill-color="#4472c4" draw:opacity="80%" draw:stroke="none"/>
    </style:style>
    <style:style style:family="graphic" style:name="a1038">
      <style:graphic-properties draw:fill="solid" draw:fill-color="#4472c4" draw:opacity="85%" draw:stroke="none"/>
    </style:style>
    <style:style style:family="graphic" style:name="a1114">
      <style:graphic-properties draw:fill="solid" draw:fill-color="#4472c4" draw:opacity="85%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none" draw:stroke="solid" svg:stroke-width="0.01042in" svg:stroke-color="#262626" svg:stroke-opacity="100%" svg:stroke-linecap="round"/>
    </style:style>
    <style:style style:family="paragraph" style:name="a1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solid" svg:stroke-width="0.01042in" svg:stroke-color="#262626" svg:stroke-opacity="100%" svg:stroke-linecap="round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solid" draw:fill-color="#4472c4" draw:opacity="30%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4472c4" draw:opacity="20%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none" draw:stroke="solid" svg:stroke-width="0.01042in" svg:stroke-color="#262626" svg:stroke-opacity="100%" svg:stroke-linecap="round"/>
    </style:style>
    <style:style style:family="text" style:name="a8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none" draw:stroke="solid" svg:stroke-width="0.01042in" svg:stroke-color="#262626" svg:stroke-opacity="100%" svg:stroke-linecap="round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4472c4" draw:opacity="30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4472c4" draw:opacity="20%" draw:stroke="none"/>
    </style:style>
    <style:style style:family="graphic" style:name="a889">
      <style:graphic-properties draw:fill="none" draw:stroke="solid" svg:stroke-width="0.01042in" svg:stroke-color="#262626" svg:stroke-opacity="100%" svg:stroke-linecap="round"/>
    </style:style>
    <style:style style:family="graphic" style:name="a966">
      <style:graphic-properties draw:fill="solid" draw:fill-color="#ed7d31" draw:opacity="72%" draw:stroke="none"/>
    </style:style>
    <style:style style:family="graphic" style:name="a967">
      <style:graphic-properties draw:fill="solid" draw:fill-color="#c55a11" draw:opacity="70%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draw:fill="solid" draw:fill-color="#8faadc" draw:opacity="70%" draw:stroke="none"/>
    </style:style>
    <style:style style:family="paragraph" style:name="a10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draw:fill="solid" draw:fill-color="#4472c4" draw:opacity="65%" draw:stroke="non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draw:fill="none" draw:stroke="solid" svg:stroke-width="0.01042in" svg:stroke-color="#262626" svg:stroke-opacity="100%" svg:stroke-linecap="round"/>
    </style:style>
    <style:style style:family="graphic" style:name="a891">
      <style:graphic-properties draw:fill="solid" draw:fill-color="#4472c4" draw:opacity="30%" draw:stroke="none"/>
    </style:style>
    <style:style style:family="graphic" style:name="a892">
      <style:graphic-properties draw:fill="solid" draw:fill-color="#4472c4" draw:opacity="20%" draw:stroke="none"/>
    </style:style>
    <style:style style:family="graphic" style:name="a893">
      <style:graphic-properties draw:fill="solid" draw:fill-color="#ed7d31" draw:opacity="72%" draw:stroke="none"/>
    </style:style>
    <style:style style:family="graphic" style:name="a970">
      <style:graphic-properties draw:fill="solid" draw:fill-color="#4472c4" draw:opacity="80%" draw:stroke="none"/>
    </style:style>
    <style:style style:family="graphic" style:name="a894">
      <style:graphic-properties draw:fill="solid" draw:fill-color="#c55a11" draw:opacity="70%" draw:stroke="none"/>
    </style:style>
    <style:style style:family="graphic" style:name="a971">
      <style:graphic-properties draw:fill="solid" draw:fill-color="#4472c4" draw:opacity="85%" draw:stroke="none"/>
    </style:style>
    <style:style style:family="graphic" style:name="a895">
      <style:graphic-properties draw:fill="solid" draw:fill-color="#8faadc" draw:opacity="70%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draw:fill="solid" draw:fill-color="#4472c4" draw:opacity="65%" draw:stroke="non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draw:fill="solid" draw:fill-color="#4472c4" draw:opacity="80%" draw:stroke="non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8">
      <style:graphic-properties draw:fill="solid" draw:fill-color="#4472c4" draw:opacity="85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1">
      <style:graphic-properties draw:fill="none" draw:stroke="solid" svg:stroke-width="0.01042in" svg:stroke-color="#262626" svg:stroke-opacity="100%" svg:stroke-linecap="round"/>
    </style:style>
    <style:style style:family="graphic" style:name="a1182">
      <style:graphic-properties draw:fill="none" draw:stroke="solid" svg:stroke-width="0.01042in" svg:stroke-color="#262626" svg:stroke-opacity="100%" svg:stroke-linecap="round"/>
    </style:style>
    <style:style style:family="graphic" style:name="a1183">
      <style:graphic-properties draw:fill="solid" draw:fill-color="#4472c4" draw:opacity="30%" draw:stroke="none"/>
    </style:style>
    <style:style style:family="graphic" style:name="a1184">
      <style:graphic-properties draw:fill="solid" draw:fill-color="#4472c4" draw:opacity="20%" draw:stroke="none"/>
    </style:style>
    <style:style style:family="graphic" style:name="a1185">
      <style:graphic-properties draw:fill="solid" draw:fill-color="#ed7d31" draw:opacity="72%" draw:stroke="none"/>
    </style:style>
    <style:style style:family="graphic" style:name="a1186">
      <style:graphic-properties draw:fill="solid" draw:fill-color="#c55a11" draw:opacity="70%" draw:stroke="none"/>
    </style:style>
    <style:style style:family="graphic" style:name="a1187">
      <style:graphic-properties draw:fill="solid" draw:fill-color="#8faadc" draw:opacity="70%" draw:stroke="none"/>
    </style:style>
    <style:style style:family="graphic" style:name="a1188">
      <style:graphic-properties draw:fill="solid" draw:fill-color="#4472c4" draw:opacity="65%" draw:stroke="none"/>
    </style:style>
    <style:style style:family="graphic" style:name="a1189">
      <style:graphic-properties draw:fill="solid" draw:fill-color="#4472c4" draw:opacity="80%" draw:stroke="none"/>
    </style:style>
    <style:style style:family="graphic" style:name="a1190">
      <style:graphic-properties draw:fill="solid" draw:fill-color="#4472c4" draw:opacity="85%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solid" draw:fill-color="#ed7d31" draw:opacity="72%" draw:stroke="none"/>
    </style:style>
    <style:style style:family="graphic" style:name="a101">
      <style:graphic-properties draw:fill="solid" draw:fill-color="#c55a11" draw:opacity="70%" draw:stroke="none"/>
    </style:style>
    <style:style style:family="graphic" style:name="a102">
      <style:graphic-properties draw:fill="solid" draw:fill-color="#8faadc" draw:opacity="70%" draw:stroke="none"/>
    </style:style>
    <style:style style:family="graphic" style:name="a103">
      <style:graphic-properties draw:fill="solid" draw:fill-color="#4472c4" draw:opacity="65%" draw:stroke="none"/>
    </style:style>
    <style:style style:family="graphic" style:name="a104">
      <style:graphic-properties draw:fill="solid" draw:fill-color="#4472c4" draw:opacity="80%" draw:stroke="none"/>
    </style:style>
    <style:style style:family="graphic" style:name="a105">
      <style:graphic-properties draw:fill="solid" draw:fill-color="#4472c4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44546a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1164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168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403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315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406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1085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088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092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416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1158">
      <text:list-level-style-bullet text:level="1" text:bullet-char="">
        <style:list-level-properties text:space-before="0.0625in" text:min-label-width="0.31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4472c4" fo:font-family="Wingdings 3" style:font-charset="x-symbol" fo:font-size="8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in" text:min-label-width="0.37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4472c4" fo:font-family="Wingdings 3" style:font-charset="x-symbol" fo:font-size="80%"/>
      </text:list-level-style-bullet>
    </text:list-style>
    <text:list-style style:name="a1161">
      <text:list-level-style-bullet text:level="1" text:bullet-char="">
        <style:list-level-properties text:space-before="0.125in" text:min-label-width="0.25in"/>
        <style:text-properties fo:color="#4472c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4472c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4472c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4472c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4472c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4472c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4472c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4472c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4472c4" fo:font-family="Wingdings 3" style:font-charset="x-symbol" fo:font-size="80%"/>
      </text:list-level-style-bullet>
    </text:list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3" draw:name="Straight Connector 19">
          <svg:title/>
          <svg:desc/>
        </draw:connector>
        <draw:connector draw:type="line" svg:x1="13.32986in" svg:y1="4.02604in" svg:x2="8.12037in" svg:y2="7.5in" draw:id="id7" draw:style-name="a34" draw:name="Straight Connector 20">
          <svg:title/>
          <svg:desc/>
        </draw:connector>
        <draw:custom-shape svg:x="10.04098in" svg:y="-0.00926in" svg:width="3.28888in" svg:height="7.50926in" draw:id="id8" draw:style-name="a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39486in" svg:y="6.60691in" svg:width="0.74731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5">
        <draw:frame draw:id="id16" presentation:style-name="a45" draw:name="Espace réservé de l'en-tête 1" svg:x="0in" svg:y="0in" svg:width="3.25in" svg:height="0.50174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7" presentation:style-name="a50" draw:name="Espace réservé de la date 2" svg:x="4.24826in" svg:y="0in" svg:width="3.25in" svg:height="0.50174in" presentation:class="date-time" presentation:placeholder="false">
          <draw:text-box>
  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1" draw:name="Espace réservé de l'image des diapositives 3">
          <svg:title/>
          <svg:desc/>
        </draw:page-thumbnail>
        <draw:frame draw:id="id19" presentation:style-name="a67" draw:name="Espace réservé des notes 4" svg:x="0.75in" svg:y="4.8125in" svg:width="6in" svg:height="3.9375in" presentation:class="notes" presentation:placeholder="false">
          <draw:text-box>
            <text:p text:style-name="a53" text:class-names="" text:cond-style-name=""><text:span text:style-name="a52" text:class-names="">Modifier les styles du texte du masque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Deuxième niveau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Cinquième niveau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0" draw:name="Espace réservé du pied de page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21" presentation:style-name="a74" draw:name="Espace réservé du numéro de diapositive 6" svg:x="4.24826in" svg:y="9.49826in" svg:width="3.25in" svg:height="0.50174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/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6">
      <draw:g draw:name="Group 7" draw:id="id22">
        <svg:title/>
        <svg:desc/>
        <draw:connector draw:type="line" svg:x1="10.24826in" svg:y1="0in" svg:x2="11.5816in" svg:y2="7.5in" draw:id="id28" draw:style-name="a96" draw:name="Straight Connector 31">
          <svg:title/>
          <svg:desc/>
        </draw:connector>
        <draw:connector draw:type="line" svg:x1="13.32986in" svg:y1="4.02604in" svg:x2="8.12037in" svg:y2="7.5in" draw:id="id29" draw:style-name="a97" draw:name="Straight Connector 20">
          <svg:title/>
          <svg:desc/>
        </draw:connector>
        <draw:custom-shape svg:x="10.04098in" svg:y="-0.00926in" svg:width="3.28888in" svg:height="7.50926in" draw:id="id30" draw:style-name="a9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" draw:style-name="a9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" draw:style-name="a100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" draw:style-name="a10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5" draw:style-name="a10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" draw:style-name="a104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0" draw:name="Title 1" svg:x="1.64815in" svg:y="2.62963in" svg:width="8.49402in" svg:height="1.80042in" presentation:class="title" presentation:placeholder="false">
        <draw:text-box>
          <text:p text:style-name="a79" text:class-names="" text:cond-style-name=""><text:span text:style-name="a77" text:class-names="">Modifiez le style du titre</text:span><text:span text:style-name="a78" text:class-names=""/></text:p>
        </draw:text-box>
        <svg:title/>
        <svg:desc/>
      </draw:frame>
      <draw:frame draw:id="id24" presentation:style-name="a84" draw:name="Subtitle 2" svg:x="1.64815in" svg:y="4.43004in" svg:width="8.49402in" svg:height="1.19958in" presentation:class="subtitle" presentation:placeholder="false">
        <draw:text-box>
          <text:p text:style-name="a83" text:class-names="" text:cond-style-name=""><text:span text:style-name="a81" text:class-names="">Modifier le style des sous-titres du masque</text:span><text:span text:style-name="a82" text:class-names=""/></text:p>
        </draw:text-box>
        <svg:title/>
        <svg:desc/>
      </draw:frame>
      <draw:frame draw:id="id25" presentation:style-name="a89" draw:name="Date Placeholder 3" svg:x="7.87963in" svg:y="6.60691in" svg:width="0.99731in" svg:height="0.39931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</draw:text-box>
        <svg:title/>
        <svg:desc/>
      </draw:frame>
      <draw:frame draw:id="id26" presentation:style-name="a92" draw:name="Footer Placeholder 4" svg:x="0.74074in" svg:y="6.60691in" svg:width="6.8871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7" presentation:style-name="a95" draw:name="Slide Number Placeholder 5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8">
        <draw:frame draw:id="id16" presentation:style-name="a108" draw:name="Espace réservé de l'en-tête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7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4" draw:name="Espace réservé de l'image des diapositives 3">
          <svg:title/>
          <svg:desc/>
        </draw:page-thumbnail>
        <draw:frame draw:id="id19" presentation:style-name="a130" draw:name="Espace réservé des not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r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Cinquième niveau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" draw:name="Espace réservé du pied de pag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21" presentation:style-name="a137" draw:name="Espace réservé du numéro de diapositiv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9">
      <draw:g draw:name="Group 7" draw:id="id38">
        <svg:title/>
        <svg:desc/>
        <draw:connector draw:type="line" svg:x1="10.24826in" svg:y1="0in" svg:x2="11.5816in" svg:y2="7.5in" draw:id="id44" draw:layer="Master1-bg" draw:style-name="a172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73" draw:name="Straight Connector 20">
          <svg:title/>
          <svg:desc/>
        </draw:connector>
        <draw:custom-shape svg:x="10.04098in" svg:y="-0.00926in" svg:width="3.28888in" svg:height="7.50926in" draw:id="id46" draw:layer="Master1-bg" draw:style-name="a17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7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7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7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8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8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3" draw:name="Title 1" svg:x="0.74074in" svg:y="0.66667in" svg:width="9.40143in" svg:height="1.44444in" presentation:class="title" presentation:placeholder="false">
        <draw:text-box>
          <text:p text:style-name="a142" text:class-names="" text:cond-style-name=""><text:span text:style-name="a140" text:class-names="">Modifiez le style du titre</text:span><text:span text:style-name="a141" text:class-names=""/></text:p>
        </draw:text-box>
        <svg:title/>
        <svg:desc/>
      </draw:frame>
      <draw:frame draw:id="id40" presentation:style-name="a160" draw:name="Content Placeholder 2" svg:x="0.74074in" svg:y="2.36285in" svg:width="9.40143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odifier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Cinquième niveau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5" draw:name="Date Placeholder 3" svg:x="7.87963in" svg:y="6.60691in" svg:width="0.99731in" svg:height="0.39931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</draw:text-box>
        <svg:title/>
        <svg:desc/>
      </draw:frame>
      <draw:frame draw:id="id42" presentation:style-name="a168" draw:name="Footer Placeholder 4" svg:x="0.74074in" svg:y="6.60691in" svg:width="6.88715in" svg:height="0.39931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43" presentation:style-name="a171" draw:name="Slide Number Placeholder 5" svg:x="9.39486in" svg:y="6.60691in" svg:width="0.74731in" svg:height="0.39931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16" presentation:style-name="a184" draw:name="Espace réservé de l'en-tête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7" presentation:style-name="a189" draw:name="Espace réservé de la date 2" svg:x="4.24826in" svg:y="0in" svg:width="3.25in" svg:height="0.50174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/></text:span><text:span text:style-name="a18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90" draw:name="Espace réservé de l'image des diapositives 3">
          <svg:title/>
          <svg:desc/>
        </draw:page-thumbnail>
        <draw:frame draw:id="id19" presentation:style-name="a206" draw:name="Espace réservé des notes 4" svg:x="0.75in" svg:y="4.8125in" svg:width="6in" svg:height="3.9375in" presentation:class="notes" presentation:placeholder="false">
          <draw:text-box>
            <text:p text:style-name="a192" text:class-names="" text:cond-style-name=""><text:span text:style-name="a191" text:class-names="">Modifier les styles du texte du masque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Deuxième niveau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2" text:class-names="">Cinquième niveau</text:span><text:span text:style-name="a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09" draw:name="Espace réservé du pied de page 5" svg:x="0in" svg:y="9.49826in" svg:width="3.25in" svg:height="0.50174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21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5">
      <draw:g draw:name="Group 7" draw:id="id54">
        <svg:title/>
        <svg:desc/>
        <draw:connector draw:type="line" svg:x1="10.24826in" svg:y1="0in" svg:x2="11.5816in" svg:y2="7.5in" draw:id="id60" draw:layer="Master1-bg" draw:style-name="a235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36" draw:name="Straight Connector 20">
          <svg:title/>
          <svg:desc/>
        </draw:connector>
        <draw:custom-shape svg:x="10.04098in" svg:y="-0.00926in" svg:width="3.28888in" svg:height="7.50926in" draw:id="id62" draw:layer="Master1-bg" draw:style-name="a2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3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19" draw:name="Title 1" svg:x="0.74074in" svg:y="2.9537in" svg:width="9.40143in" svg:height="1.99757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56" presentation:style-name="a223" draw:name="Text Placeholder 2" svg:x="0.74074in" svg:y="4.95128in" svg:width="9.40143in" svg:height="0.9409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228" draw:name="Date Placeholder 3" svg:x="7.87963in" svg:y="6.60691in" svg:width="0.99731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58" presentation:style-name="a231" draw:name="Footer Placeholder 4" svg:x="0.74074in" svg:y="6.60691in" svg:width="6.8871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59" presentation:style-name="a234" draw:name="Slide Number Placeholder 5" svg:x="9.39486in" svg:y="6.60691in" svg:width="0.74731in" svg:height="0.39931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77">
        <draw:frame draw:id="id16" presentation:style-name="a247" draw:name="Espace réservé de l'en-tête 1" svg:x="0in" svg:y="0in" svg:width="3.25in" svg:height="0.50174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7" presentation:style-name="a252" draw:name="Espace réservé de la date 2" svg:x="4.24826in" svg:y="0in" svg:width="3.25in" svg:height="0.50174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/></text:span><text:span text:style-name="a2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53" draw:name="Espace réservé de l'image des diapositives 3">
          <svg:title/>
          <svg:desc/>
        </draw:page-thumbnail>
        <draw:frame draw:id="id19" presentation:style-name="a269" draw:name="Espace réservé des notes 4" svg:x="0.75in" svg:y="4.8125in" svg:width="6in" svg:height="3.9375in" presentation:class="notes" presentation:placeholder="false">
          <draw:text-box>
            <text:p text:style-name="a255" text:class-names="" text:cond-style-name=""><text:span text:style-name="a254" text:class-names="">Modifier les styles du texte du masque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Deuxième niveau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Cinquième niveau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2" draw:name="Espace réservé du pied de page 5" svg:x="0in" svg:y="9.49826in" svg:width="3.25in" svg:height="0.50174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21" presentation:style-name="a276" draw:name="Espace réservé du numéro de diapositive 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8">
      <draw:g draw:name="Group 7" draw:id="id70">
        <svg:title/>
        <svg:desc/>
        <draw:connector draw:type="line" svg:x1="10.24826in" svg:y1="0in" svg:x2="11.5816in" svg:y2="7.5in" draw:id="id77" draw:layer="Master1-bg" draw:style-name="a328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29" draw:name="Straight Connector 20">
          <svg:title/>
          <svg:desc/>
        </draw:connector>
        <draw:custom-shape svg:x="10.04098in" svg:y="-0.00926in" svg:width="3.28888in" svg:height="7.50926in" draw:id="id79" draw:layer="Master1-bg" draw:style-name="a33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3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3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3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3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3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3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3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82" draw:name="Title 1" svg:x="0.74074in" svg:y="0.66667in" svg:width="9.40143in" svg:height="1.44444in" presentation:class="title" presentation:placeholder="false">
        <draw:text-box>
          <text:p text:style-name="a281" text:class-names="" text:cond-style-name=""><text:span text:style-name="a279" text:class-names="">Modifiez le style du titre</text:span><text:span text:style-name="a280" text:class-names=""/></text:p>
        </draw:text-box>
        <svg:title/>
        <svg:desc/>
      </draw:frame>
      <draw:frame draw:id="id72" presentation:style-name="a299" draw:name="Content Placeholder 2" svg:x="0.74074in" svg:y="2.36285in" svg:width="4.57572in" svg:height="4.24406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Modifier les styles du texte du masque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Deuxième niveau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Cinquième niveau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16" draw:name="Content Placeholder 3" svg:x="5.56646in" svg:y="2.36285in" svg:width="4.57572in" svg:height="4.24406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1" draw:name="Date Placeholder 4" svg:x="7.87963in" svg:y="6.60691in" svg:width="0.99731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/></text:span><text:span text:style-name="a319" text:class-names=""/></text:p>
        </draw:text-box>
        <svg:title/>
        <svg:desc/>
      </draw:frame>
      <draw:frame draw:id="id75" presentation:style-name="a324" draw:name="Footer Placeholder 5" svg:x="0.74074in" svg:y="6.60691in" svg:width="6.8871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6" presentation:style-name="a327" draw:name="Slide Number Placeholder 6" svg:x="9.39486in" svg:y="6.60691in" svg:width="0.74731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0">
        <draw:frame draw:id="id16" presentation:style-name="a340" draw:name="Espace réservé de l'en-tête 1" svg:x="0in" svg:y="0in" svg:width="3.25in" svg:height="0.50174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7" presentation:style-name="a345" draw:name="Espace réservé de la date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1" text:class-names=""><text:date text:fixed="false" style:data-style-name="a342"/></text:span><text:span text:style-name="a34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46" draw:name="Espace réservé de l'image des diapositives 3">
          <svg:title/>
          <svg:desc/>
        </draw:page-thumbnail>
        <draw:frame draw:id="id19" presentation:style-name="a362" draw:name="Espace réservé des notes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Modifier les styles du texte du masque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Deuxième niveau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65" draw:name="Espace réservé du pied de page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21" presentation:style-name="a369" draw:name="Espace réservé du numéro de diapositive 6" svg:x="4.24826in" svg:y="9.49826in" svg:width="3.25in" svg:height="0.50174in" presentation:class="page-number" presentation:placeholder="false">
          <draw:text-box>
  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1">
      <draw:g draw:name="Group 7" draw:id="id87">
        <svg:title/>
        <svg:desc/>
        <draw:connector draw:type="line" svg:x1="10.24826in" svg:y1="0in" svg:x2="11.5816in" svg:y2="7.5in" draw:id="id96" draw:layer="Master1-bg" draw:style-name="a429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30" draw:name="Straight Connector 20">
          <svg:title/>
          <svg:desc/>
        </draw:connector>
        <draw:custom-shape svg:x="10.04098in" svg:y="-0.00926in" svg:width="3.28888in" svg:height="7.50926in" draw:id="id98" draw:layer="Master1-bg" draw:style-name="a43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3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3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3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3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3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3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3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75" draw:name="Title 1" svg:x="0.74074in" svg:y="0.66667in" svg:width="9.40143in" svg:height="1.44444in" presentation:class="title" presentation:placeholder="false">
        <draw:text-box>
          <text:p text:style-name="a374" text:class-names="" text:cond-style-name=""><text:span text:style-name="a372" text:class-names="">Modifiez le style du titre</text:span><text:span text:style-name="a373" text:class-names=""/></text:p>
        </draw:text-box>
        <svg:title/>
        <svg:desc/>
      </draw:frame>
      <draw:frame draw:id="id89" presentation:style-name="a379" draw:name="Text Placeholder 2" svg:x="0.739in" svg:y="2.36328in" svg:width="4.57745in" svg:height="0.63021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Modifier les styles du texte du masque</text:span></text:p>
            </text:list-item>
          </text:list>
        </draw:text-box>
        <svg:title/>
        <svg:desc/>
      </draw:frame>
      <draw:frame draw:id="id90" presentation:style-name="a396" draw:name="Content Placeholder 3" svg:x="0.739in" svg:y="2.99349in" svg:width="4.57745in" svg:height="3.61343in" presentation:class="object" presentation:placeholder="false">
        <draw:text-box>
          <text:list text:style-name="a382">
            <text:list-item>
              <text:p text:style-name="a381" text:class-names="" text:cond-style-name=""><text:span text:style-name="a380" text:class-names="">Modifier les styles du texte du masque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Deuxième niveau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Cinquième niveau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0" draw:name="Text Placeholder 4" svg:x="5.56472in" svg:y="2.36328in" svg:width="4.57745in" svg:height="0.63021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Modifier les styles du texte du masque</text:span></text:p>
            </text:list-item>
          </text:list>
        </draw:text-box>
        <svg:title/>
        <svg:desc/>
      </draw:frame>
      <draw:frame draw:id="id92" presentation:style-name="a417" draw:name="Content Placeholder 5" svg:x="5.56472in" svg:y="2.99349in" svg:width="4.57745in" svg:height="3.61343in" presentation:class="object" presentation:placeholder="false">
        <draw:text-box>
          <text:list text:style-name="a403">
            <text:list-item>
              <text:p text:style-name="a402" text:class-names="" text:cond-style-name=""><text:span text:style-name="a401" text:class-names="">Modifier les styles du texte du masque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Deuxième niveau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Cinquième niveau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2" draw:name="Date Placeholder 6" svg:x="7.87963in" svg:y="6.60691in" svg:width="0.99731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94" presentation:style-name="a425" draw:name="Footer Placeholder 7" svg:x="0.74074in" svg:y="6.60691in" svg:width="6.88715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95" presentation:style-name="a428" draw:name="Slide Number Placeholder 8" svg:x="9.39486in" svg:y="6.60691in" svg:width="0.74731in" svg:height="0.39931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1">
        <draw:frame draw:id="id16" presentation:style-name="a441" draw:name="Espace réservé de l'en-tête 1" svg:x="0in" svg:y="0in" svg:width="3.25in" svg:height="0.50174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7" presentation:style-name="a446" draw:name="Espace réservé de la date 2" svg:x="4.24826in" svg:y="0in" svg:width="3.25in" svg:height="0.50174in" presentation:class="date-time" presentation:placeholder="false">
          <draw:text-box>
            <text:p text:style-name="a445" text:class-names="" text:cond-style-name=""><text:span text:style-name="a442" text:class-names=""><text:date text:fixed="false" style:data-style-name="a443"/></text:span><text:span text:style-name="a44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47" draw:name="Espace réservé de l'image des diapositives 3">
          <svg:title/>
          <svg:desc/>
        </draw:page-thumbnail>
        <draw:frame draw:id="id19" presentation:style-name="a463" draw:name="Espace réservé des notes 4" svg:x="0.75in" svg:y="4.8125in" svg:width="6in" svg:height="3.9375in" presentation:class="notes" presentation:placeholder="false">
          <draw:text-box>
            <text:p text:style-name="a449" text:class-names="" text:cond-style-name=""><text:span text:style-name="a448" text:class-names="">Modifier les styles du texte du masque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Deuxième niveau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list text:style-name="a462">
                              <text:list-item>
  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66" draw:name="Espace réservé du pied de page 5" svg:x="0in" svg:y="9.49826in" svg:width="3.25in" svg:height="0.50174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21" presentation:style-name="a470" draw:name="Espace réservé du numéro de diapositive 6" svg:x="4.24826in" svg:y="9.49826in" svg:width="3.25in" svg:height="0.50174in" presentation:class="page-number" presentation:placeholder="false">
          <draw:text-box>
  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72">
      <draw:g draw:name="Group 7" draw:id="id106">
        <svg:title/>
        <svg:desc/>
        <draw:connector draw:type="line" svg:x1="10.24826in" svg:y1="0in" svg:x2="11.5816in" svg:y2="7.5in" draw:id="id111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489" draw:name="Straight Connector 20">
          <svg:title/>
          <svg:desc/>
        </draw:connector>
        <draw:custom-shape svg:x="10.04098in" svg:y="-0.00926in" svg:width="3.28888in" svg:height="7.50926in" draw:id="id113" draw:layer="Master1-bg" draw:style-name="a49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9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9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49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49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49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49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49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76" draw:name="Title 1" svg:x="0.74074in" svg:y="0.66667in" svg:width="9.40143in" svg:height="1.44444in" presentation:class="title" presentation:placeholder="false">
        <draw:text-box>
          <text:p text:style-name="a475" text:class-names="" text:cond-style-name=""><text:span text:style-name="a473" text:class-names="">Modifiez le style du titre</text:span><text:span text:style-name="a474" text:class-names=""/></text:p>
        </draw:text-box>
        <svg:title/>
        <svg:desc/>
      </draw:frame>
      <draw:frame draw:id="id108" presentation:style-name="a481" draw:name="Date Placeholder 2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109" presentation:style-name="a484" draw:name="Footer Placeholder 3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110" presentation:style-name="a487" draw:name="Slide Number Placeholder 4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30">
        <draw:frame draw:id="id16" presentation:style-name="a500" draw:name="Espace réservé de l'en-tête 1" svg:x="0in" svg:y="0in" svg:width="3.25in" svg:height="0.50174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7" presentation:style-name="a505" draw:name="Espace réservé de la date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1" text:class-names=""><text:date text:fixed="false" style:data-style-name="a502"/></text:span><text:span text:style-name="a50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06" draw:name="Espace réservé de l'image des diapositives 3">
          <svg:title/>
          <svg:desc/>
        </draw:page-thumbnail>
        <draw:frame draw:id="id19" presentation:style-name="a522" draw:name="Espace réservé des notes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Modifier les styles du texte du masque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Deuxième niveau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list text:style-name="a521">
                              <text:list-item>
                                <text:p text:style-name="a520" text:class-names="" text:cond-style-name=""><text:span text:style-name="a518" text:class-names="">Cinquième niveau</text:span><text:span text:style-name="a5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25" draw:name="Espace réservé du pied de page 5" svg:x="0in" svg:y="9.49826in" svg:width="3.25in" svg:height="0.50174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21" presentation:style-name="a529" draw:name="Espace réservé du numéro de diapositive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31">
      <draw:g draw:name="Group 7" draw:id="id121">
        <svg:title/>
        <svg:desc/>
        <draw:connector draw:type="line" svg:x1="10.24826in" svg:y1="0in" svg:x2="11.5816in" svg:y2="7.5in" draw:id="id125" draw:layer="Master1-bg" draw:style-name="a543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544" draw:name="Straight Connector 20">
          <svg:title/>
          <svg:desc/>
        </draw:connector>
        <draw:custom-shape svg:x="10.04098in" svg:y="-0.00926in" svg:width="3.28888in" svg:height="7.50926in" draw:id="id127" draw:layer="Master1-bg" draw:style-name="a54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4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4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4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4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5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5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5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36" draw:name="Date Placeholder 1" svg:x="7.87963in" svg:y="6.60691in" svg:width="0.99731in" svg:height="0.39931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/></text:span><text:span text:style-name="a534" text:class-names=""/></text:p>
        </draw:text-box>
        <svg:title/>
        <svg:desc/>
      </draw:frame>
      <draw:frame draw:id="id123" presentation:style-name="a539" draw:name="Footer Placeholder 2" svg:x="0.74074in" svg:y="6.60691in" svg:width="6.88715in" svg:height="0.39931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124" presentation:style-name="a542" draw:name="Slide Number Placeholder 3" svg:x="9.39486in" svg:y="6.60691in" svg:width="0.74731in" svg:height="0.39931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5">
        <draw:frame draw:id="id16" presentation:style-name="a555" draw:name="Espace réservé de l'en-tête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7" presentation:style-name="a560" draw:name="Espace réservé de la date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6" text:class-names=""><text:date text:fixed="false" style:data-style-name="a557"/></text:span><text:span text:style-name="a55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61" draw:name="Espace réservé de l'image des diapositives 3">
          <svg:title/>
          <svg:desc/>
        </draw:page-thumbnail>
        <draw:frame draw:id="id19" presentation:style-name="a577" draw:name="Espace réservé des notes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Modifier les styles du texte du masque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Deuxième niveau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Cinquième niveau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0" draw:name="Espace réservé du pied de page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21" presentation:style-name="a584" draw:name="Espace réservé du numéro de diapositive 6" svg:x="4.24826in" svg:y="9.49826in" svg:width="3.25in" svg:height="0.50174in" presentation:class="page-number" presentation:placeholder="false">
          <draw:text-box>
  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86">
      <draw:g draw:name="Group 7" draw:id="id135">
        <svg:title/>
        <svg:desc/>
        <draw:connector draw:type="line" svg:x1="10.24826in" svg:y1="0in" svg:x2="11.5816in" svg:y2="7.5in" draw:id="id142" draw:layer="Master1-bg" draw:style-name="a623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624" draw:name="Straight Connector 20">
          <svg:title/>
          <svg:desc/>
        </draw:connector>
        <draw:custom-shape svg:x="10.04098in" svg:y="-0.00926in" svg:width="3.28888in" svg:height="7.50926in" draw:id="id144" draw:layer="Master1-bg" draw:style-name="a62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2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2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2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2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3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3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3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90" draw:name="Title 1" svg:x="0.74074in" svg:y="1.63889in" svg:width="4.21536in" svg:height="1.39815in" presentation:class="title" presentation:placeholder="false">
        <draw:text-box>
          <text:p text:style-name="a589" text:class-names="" text:cond-style-name=""><text:span text:style-name="a587" text:class-names="">Modifiez le style du titre</text:span><text:span text:style-name="a588" text:class-names=""/></text:p>
        </draw:text-box>
        <svg:title/>
        <svg:desc/>
      </draw:frame>
      <draw:frame draw:id="id137" presentation:style-name="a607" draw:name="Content Placeholder 2" svg:x="5.2061in" svg:y="0.56313in" svg:width="4.93607in" svg:height="6.04378in" presentation:class="object" presentation:placeholder="false">
        <draw:text-box>
          <text:list text:style-name="a593">
            <text:list-item>
              <text:p text:style-name="a592" text:class-names="" text:cond-style-name=""><text:span text:style-name="a591" text:class-names="">Modifier les styles du texte du masque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euxième niveau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1" draw:name="Text Placeholder 3" svg:x="0.74074in" svg:y="3.03704in" svg:width="4.21536in" svg:height="2.82639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Modifier les styles du texte du masque</text:span></text:p>
            </text:list-item>
          </text:list>
        </draw:text-box>
        <svg:title/>
        <svg:desc/>
      </draw:frame>
      <draw:frame draw:id="id139" presentation:style-name="a616" draw:name="Date Placeholder 4" svg:x="7.87963in" svg:y="6.60691in" svg:width="0.99731in" svg:height="0.39931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</draw:text-box>
        <svg:title/>
        <svg:desc/>
      </draw:frame>
      <draw:frame draw:id="id140" presentation:style-name="a619" draw:name="Footer Placeholder 5" svg:x="0.74074in" svg:y="6.60691in" svg:width="6.88715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41" presentation:style-name="a622" draw:name="Slide Number Placeholder 6" svg:x="9.39486in" svg:y="6.60691in" svg:width="0.74731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65">
        <draw:frame draw:id="id16" presentation:style-name="a635" draw:name="Espace réservé de l'en-tête 1" svg:x="0in" svg:y="0in" svg:width="3.25in" svg:height="0.50174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7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6" text:class-names=""><text:date text:fixed="false" style:data-style-name="a637"/></text:span><text:span text:style-name="a63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41" draw:name="Espace réservé de l'image des diapositives 3">
          <svg:title/>
          <svg:desc/>
        </draw:page-thumbnail>
        <draw:frame draw:id="id19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21" presentation:style-name="a664" draw:name="Espace réservé du numéro de diapositive 6" svg:x="4.24826in" svg:y="9.49826in" svg:width="3.25in" svg:height="0.50174in" presentation:class="page-number" presentation:placeholder="false">
          <draw:text-box>
            <text:p text:style-name="a663" text:class-names="" text:cond-style-name=""><text:span text:style-name="a661" text:class-names=""><text:page-number style:num-format="1" text:fixed="false"/></text:span><text:span text:style-name="a662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66">
      <draw:g draw:name="Group 7" draw:id="id152">
        <svg:title/>
        <svg:desc/>
        <draw:connector draw:type="line" svg:x1="10.24826in" svg:y1="0in" svg:x2="11.5816in" svg:y2="7.5in" draw:id="id159" draw:layer="Master1-bg" draw:style-name="a690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691" draw:name="Straight Connector 20">
          <svg:title/>
          <svg:desc/>
        </draw:connector>
        <draw:custom-shape svg:x="10.04098in" svg:y="-0.00926in" svg:width="3.28888in" svg:height="7.50926in" draw:id="id161" draw:layer="Master1-bg" draw:style-name="a69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69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69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69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69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69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69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69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70" draw:name="Title 1" svg:x="0.74074in" svg:y="5.25in" svg:width="9.40143in" svg:height="0.61979in" presentation:class="title" presentation:placeholder="false">
        <draw:text-box>
          <text:p text:style-name="a669" text:class-names="" text:cond-style-name=""><text:span text:style-name="a667" text:class-names="">Modifiez le style du titre</text:span><text:span text:style-name="a668" text:class-names=""/></text:p>
        </draw:text-box>
        <svg:title/>
        <svg:desc/>
      </draw:frame>
      <draw:frame draw:id="id154" presentation:style-name="a674" draw:name="Picture Placeholder 2" svg:x="0.74074in" svg:y="0.66667in" svg:width="9.40143in" svg:height="4.20573in" presentation:class="graphic" presentation:placeholder="false">
        <draw:text-box>
          <text:p text:style-name="a673" text:class-names="" text:cond-style-name=""><text:span text:style-name="a671" text:class-names="">Cliquez sur l'icône pour ajouter une image</text:span><text:span text:style-name="a672" text:class-names=""/></text:p>
        </draw:text-box>
        <svg:title/>
        <svg:desc/>
      </draw:frame>
      <draw:frame draw:id="id155" presentation:style-name="a678" draw:name="Text Placeholder 3" svg:x="0.74074in" svg:y="5.86979in" svg:width="9.40143in" svg:height="0.73712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683" draw:name="Date Placeholder 4" svg:x="7.87963in" svg:y="6.60691in" svg:width="0.99731in" svg:height="0.39931in" presentation:class="date-time" presentation:placeholder="false">
        <draw:text-box>
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</draw:text-box>
        <svg:title/>
        <svg:desc/>
      </draw:frame>
      <draw:frame draw:id="id157" presentation:style-name="a686" draw:name="Footer Placeholder 5" svg:x="0.74074in" svg:y="6.60691in" svg:width="6.88715in" svg:height="0.39931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158" presentation:style-name="a689" draw:name="Slide Number Placeholder 6" svg:x="9.39486in" svg:y="6.60691in" svg:width="0.74731in" svg:height="0.39931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32">
        <draw:frame draw:id="id16" presentation:style-name="a702" draw:name="Espace réservé de l'en-têt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7" presentation:style-name="a707" draw:name="Espace réservé de la date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/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08" draw:name="Espace réservé de l'image des diapositives 3">
          <svg:title/>
          <svg:desc/>
        </draw:page-thumbnail>
        <draw:frame draw:id="id19" presentation:style-name="a724" draw:name="Espace réservé des note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Modifier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Cinquième niveau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21" presentation:style-name="a731" draw:name="Espace réservé du numéro de diapositive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/></text:span><text:span text:style-name="a729" text:class-names=""/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733">
      <draw:g draw:name="Group 7" draw:id="id169">
        <svg:title/>
        <svg:desc/>
        <draw:connector draw:type="line" svg:x1="10.24826in" svg:y1="0in" svg:x2="11.5816in" svg:y2="7.5in" draw:id="id175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754" draw:name="Straight Connector 20">
          <svg:title/>
          <svg:desc/>
        </draw:connector>
        <draw:custom-shape svg:x="10.04098in" svg:y="-0.00926in" svg:width="3.28888in" svg:height="7.50926in" draw:id="id177" draw:layer="Master1-bg" draw:style-name="a7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5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6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6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37" draw:name="Title 1" svg:x="0.74074in" svg:y="0.66667in" svg:width="9.40143in" svg:height="3.72222in" presentation:class="title" presentation:placeholder="false">
        <draw:text-box>
          <text:p text:style-name="a736" text:class-names="" text:cond-style-name=""><text:span text:style-name="a734" text:class-names="">Modifiez le style du titre</text:span><text:span text:style-name="a735" text:class-names=""/></text:p>
        </draw:text-box>
        <svg:title/>
        <svg:desc/>
      </draw:frame>
      <draw:frame draw:id="id171" presentation:style-name="a741" draw:name="Text Placeholder 2" svg:x="0.74074in" svg:y="4.88889in" svg:width="9.40143in" svg:height="1.71802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73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74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95">
        <draw:frame draw:id="id16" presentation:style-name="a765" draw:name="Espace réservé de l'en-tête 1" svg:x="0in" svg:y="0in" svg:width="3.25in" svg:height="0.50174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7" presentation:style-name="a770" draw:name="Espace réservé de la date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6" text:class-names=""><text:date text:fixed="false" style:data-style-name="a767"/></text:span><text:span text:style-name="a76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71" draw:name="Espace réservé de l'image des diapositives 3">
          <svg:title/>
          <svg:desc/>
        </draw:page-thumbnail>
        <draw:frame draw:id="id19" presentation:style-name="a787" draw:name="Espace réservé des notes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Modifier les styles du texte du masque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Deuxième niveau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list text:style-name="a786">
                              <text:list-item>
                                <text:p text:style-name="a785" text:class-names="" text:cond-style-name=""><text:span text:style-name="a783" text:class-names="">Cinquième niveau</text:span><text:span text:style-name="a7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90" draw:name="Espace réservé du pied de page 5" svg:x="0in" svg:y="9.49826in" svg:width="3.25in" svg:height="0.50174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21" presentation:style-name="a794" draw:name="Espace réservé du numéro de diapositive 6" svg:x="4.24826in" svg:y="9.49826in" svg:width="3.25in" svg:height="0.50174in" presentation:class="page-number" presentation:placeholder="false">
          <draw:text-box>
            <text:p text:style-name="a793" text:class-names="" text:cond-style-name=""><text:span text:style-name="a791" text:class-names=""><text:page-number style:num-format="1" text:fixed="false"/></text:span><text:span text:style-name="a792" text:class-names=""/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796">
      <draw:g draw:name="Group 7" draw:id="id185">
        <svg:title/>
        <svg:desc/>
        <draw:connector draw:type="line" svg:x1="10.24826in" svg:y1="0in" svg:x2="11.5816in" svg:y2="7.5in" draw:id="id194" draw:layer="Master1-bg" draw:style-name="a826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827" draw:name="Straight Connector 20">
          <svg:title/>
          <svg:desc/>
        </draw:connector>
        <draw:custom-shape svg:x="10.04098in" svg:y="-0.00926in" svg:width="3.28888in" svg:height="7.50926in" draw:id="id196" draw:layer="Master1-bg" draw:style-name="a8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3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3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3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800" draw:name="Title 1" svg:x="1.01852in" svg:y="0.66667in" svg:width="8.85185in" svg:height="3.30556in" presentation:class="title" presentation:placeholder="false">
        <draw:text-box>
          <text:p text:style-name="a799" text:class-names="" text:cond-style-name=""><text:span text:style-name="a797" text:class-names="">Modifiez le style du titre</text:span><text:span text:style-name="a798" text:class-names=""/></text:p>
        </draw:text-box>
        <svg:title/>
        <svg:desc/>
      </draw:frame>
      <draw:frame draw:id="id187" presentation:style-name="a804" draw:name="Text Placeholder 9" svg:x="1.49403in" svg:y="3.97222in" svg:width="7.90084in" svg:height="0.41667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Modifier les styles du texte du masque</text:span></text:p>
            </text:list-item>
          </text:list>
        </draw:text-box>
        <svg:title/>
        <svg:desc/>
      </draw:frame>
      <draw:frame draw:id="id188" presentation:style-name="a808" draw:name="Text Placeholder 2" svg:x="0.74074in" svg:y="4.88889in" svg:width="9.40143in" svg:height="1.71802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Modifier les styles du texte du masque</text:span></text:p>
            </text:list-item>
          </text:list>
        </draw:text-box>
        <svg:title/>
        <svg:desc/>
      </draw:frame>
      <draw:frame draw:id="id189" presentation:style-name="a813" draw:name="Date Placeholder 3" svg:x="7.87963in" svg:y="6.60691in" svg:width="0.99731in" svg:height="0.39931in" presentation:class="date-time" presentation:placeholder="false">
        <draw:text-box>
          <text:p text:style-name="a812" text:class-names="" text:cond-style-name=""><text:span text:style-name="a809" text:class-names=""><text:date text:fixed="false" style:data-style-name="a810"/></text:span><text:span text:style-name="a811" text:class-names=""/></text:p>
        </draw:text-box>
        <svg:title/>
        <svg:desc/>
      </draw:frame>
      <draw:frame draw:id="id190" presentation:style-name="a816" draw:name="Footer Placeholder 4" svg:x="0.74074in" svg:y="6.60691in" svg:width="6.88715in" svg:height="0.39931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91" presentation:style-name="a819" draw:name="Slide Number Placeholder 5" svg:x="9.39486in" svg:y="6.60691in" svg:width="0.74731in" svg:height="0.39931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>‹#›</text:page-number></text:span></text:p>
        </draw:text-box>
        <svg:title/>
        <svg:desc/>
      </draw:frame>
      <draw:frame draw:id="id192" draw:style-name="a822" draw:name="TextBox 19" svg:x="0.5926in" svg:y="0.86437in" svg:width="0.66667in" svg:height="0.63952in">
        <draw:text-box>
          <text:p text:style-name="a821" text:class-names="" text:cond-style-name=""><text:span text:style-name="a820" text:class-names="">“</text:span></text:p>
        </draw:text-box>
        <svg:title/>
        <svg:desc/>
      </draw:frame>
      <draw:frame draw:id="id193" draw:style-name="a825" draw:name="TextBox 21" svg:x="9.72552in" svg:y="3.15678in" svg:width="0.66667in" svg:height="0.63952in">
        <draw:text-box>
          <text:p text:style-name="a824" text:class-names="" text:cond-style-name=""><text:span text:style-name="a823" text:class-names="">”</text:span></text:p>
        </draw:text-box>
        <svg:title/>
        <svg:desc/>
      </draw:frame>
      <presentation:notes style:page-layout-name="pageLayout2" draw:style-name="a868">
        <draw:frame draw:id="id16" presentation:style-name="a838" draw:name="Espace réservé de l'en-tête 1" svg:x="0in" svg:y="0in" svg:width="3.25in" svg:height="0.50174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7" presentation:style-name="a843" draw:name="Espace réservé de la date 2" svg:x="4.24826in" svg:y="0in" svg:width="3.25in" svg:height="0.50174in" presentation:class="date-time" presentation:placeholder="false">
          <draw:text-box>
            <text:p text:style-name="a842" text:class-names="" text:cond-style-name=""><text:span text:style-name="a839" text:class-names=""><text:date text:fixed="false" style:data-style-name="a840"/></text:span><text:span text:style-name="a84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44" draw:name="Espace réservé de l'image des diapositives 3">
          <svg:title/>
          <svg:desc/>
        </draw:page-thumbnail>
        <draw:frame draw:id="id19" presentation:style-name="a860" draw:name="Espace réservé des notes 4" svg:x="0.75in" svg:y="4.8125in" svg:width="6in" svg:height="3.9375in" presentation:class="notes" presentation:placeholder="false">
          <draw:text-box>
            <text:p text:style-name="a846" text:class-names="" text:cond-style-name=""><text:span text:style-name="a845" text:class-names="">Modifier les styles du texte du masque</text:span></text:p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Deuxième niveau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p text:style-name="a851" text:class-names="" text:cond-style-name=""><text:span text:style-name="a8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p text:style-name="a854" text:class-names="" text:cond-style-name=""><text:span text:style-name="a8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list text:style-name="a859">
                              <text:list-item>
                                <text:p text:style-name="a858" text:class-names="" text:cond-style-name=""><text:span text:style-name="a856" text:class-names="">Cinquième niveau</text:span><text:span text:style-name="a8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63" draw:name="Espace réservé du pied de page 5" svg:x="0in" svg:y="9.49826in" svg:width="3.25in" svg:height="0.50174in" presentation:class="foot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21" presentation:style-name="a867" draw:name="Espace réservé du numéro de diapositive 6" svg:x="4.24826in" svg:y="9.49826in" svg:width="3.25in" svg:height="0.50174in" presentation:class="page-number" presentation:placeholder="false">
          <draw:text-box>
            <text:p text:style-name="a866" text:class-names="" text:cond-style-name=""><text:span text:style-name="a864" text:class-names=""><text:page-number style:num-format="1" text:fixed="false"/></text:span><text:span text:style-name="a865" text:class-names=""/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869">
      <draw:g draw:name="Group 7" draw:id="id204">
        <svg:title/>
        <svg:desc/>
        <draw:connector draw:type="line" svg:x1="10.24826in" svg:y1="0in" svg:x2="11.5816in" svg:y2="7.5in" draw:id="id210" draw:layer="Master1-bg" draw:style-name="a889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890" draw:name="Straight Connector 20">
          <svg:title/>
          <svg:desc/>
        </draw:connector>
        <draw:custom-shape svg:x="10.04098in" svg:y="-0.00926in" svg:width="3.28888in" svg:height="7.50926in" draw:id="id212" draw:layer="Master1-bg" draw:style-name="a89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89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89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89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89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89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89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89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73" draw:name="Title 1" svg:x="0.74074in" svg:y="2.11285in" svg:width="9.40143in" svg:height="2.83843in" presentation:class="title" presentation:placeholder="false">
        <draw:text-box>
          <text:p text:style-name="a872" text:class-names="" text:cond-style-name=""><text:span text:style-name="a870" text:class-names="">Modifiez le style du titre</text:span><text:span text:style-name="a871" text:class-names=""/></text:p>
        </draw:text-box>
        <svg:title/>
        <svg:desc/>
      </draw:frame>
      <draw:frame draw:id="id206" presentation:style-name="a877" draw:name="Text Placeholder 2" svg:x="0.74074in" svg:y="4.95128in" svg:width="9.40143in" svg:height="1.65564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Modifier les styles du texte du masque</text:span></text:p>
            </text:list-item>
          </text:list>
        </draw:text-box>
        <svg:title/>
        <svg:desc/>
      </draw:frame>
      <draw:frame draw:id="id207" presentation:style-name="a882" draw:name="Date Placeholder 3" svg:x="7.87963in" svg:y="6.60691in" svg:width="0.99731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208" presentation:style-name="a885" draw:name="Footer Placeholder 4" svg:x="0.74074in" svg:y="6.60691in" svg:width="6.88715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209" presentation:style-name="a888" draw:name="Slide Number Placeholder 5" svg:x="9.39486in" svg:y="6.60691in" svg:width="0.74731in" svg:height="0.39931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31">
        <draw:frame draw:id="id16" presentation:style-name="a901" draw:name="Espace réservé de l'en-tête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7" presentation:style-name="a906" draw:name="Espace réservé de la date 2" svg:x="4.24826in" svg:y="0in" svg:width="3.25in" svg:height="0.50174in" presentation:class="date-time" presentation:placeholder="false">
          <draw:text-box>
            <text:p text:style-name="a905" text:class-names="" text:cond-style-name=""><text:span text:style-name="a902" text:class-names=""><text:date text:fixed="false" style:data-style-name="a903"/></text:span><text:span text:style-name="a90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07" draw:name="Espace réservé de l'image des diapositives 3">
          <svg:title/>
          <svg:desc/>
        </draw:page-thumbnail>
        <draw:frame draw:id="id19" presentation:style-name="a923" draw:name="Espace réservé des notes 4" svg:x="0.75in" svg:y="4.8125in" svg:width="6in" svg:height="3.9375in" presentation:class="notes" presentation:placeholder="false">
          <draw:text-box>
            <text:p text:style-name="a909" text:class-names="" text:cond-style-name=""><text:span text:style-name="a908" text:class-names="">Modifier les styles du texte du masque</text:span></text:p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Deuxième niveau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p text:style-name="a914" text:class-names="" text:cond-style-name=""><text:span text:style-name="a9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list text:style-name="a918">
                          <text:list-item>
                            <text:p text:style-name="a917" text:class-names="" text:cond-style-name=""><text:span text:style-name="a9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list text:style-name="a922">
                              <text:list-item>
                                <text:p text:style-name="a921" text:class-names="" text:cond-style-name=""><text:span text:style-name="a919" text:class-names="">Cinquième niveau</text:span><text:span text:style-name="a9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6" draw:name="Espace réservé du pied de page 5" svg:x="0in" svg:y="9.49826in" svg:width="3.25in" svg:height="0.50174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21" presentation:style-name="a930" draw:name="Espace réservé du numéro de diapositive 6" svg:x="4.24826in" svg:y="9.49826in" svg:width="3.25in" svg:height="0.50174in" presentation:class="page-number" presentation:placeholder="false">
          <draw:text-box>
  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932">
      <draw:g draw:name="Group 7" draw:id="id220">
        <svg:title/>
        <svg:desc/>
        <draw:connector draw:type="line" svg:x1="10.24826in" svg:y1="0in" svg:x2="11.5816in" svg:y2="7.5in" draw:id="id229" draw:layer="Master1-bg" draw:style-name="a962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963" draw:name="Straight Connector 20">
          <svg:title/>
          <svg:desc/>
        </draw:connector>
        <draw:custom-shape svg:x="10.04098in" svg:y="-0.00926in" svg:width="3.28888in" svg:height="7.50926in" draw:id="id231" draw:layer="Master1-bg" draw:style-name="a96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6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6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6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6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6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7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7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36" draw:name="Title 1" svg:x="1.01852in" svg:y="0.66667in" svg:width="8.85185in" svg:height="3.30556in" presentation:class="title" presentation:placeholder="false">
        <draw:text-box>
          <text:p text:style-name="a935" text:class-names="" text:cond-style-name=""><text:span text:style-name="a933" text:class-names="">Modifiez le style du titre</text:span><text:span text:style-name="a934" text:class-names=""/></text:p>
        </draw:text-box>
        <svg:title/>
        <svg:desc/>
      </draw:frame>
      <draw:frame draw:id="id222" presentation:style-name="a940" draw:name="Text Placeholder 9" svg:x="0.74074in" svg:y="4.38889in" svg:width="9.40143in" svg:height="0.56239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Modifier les styles du texte du masque</text:span></text:p>
            </text:list-item>
          </text:list>
        </draw:text-box>
        <svg:title/>
        <svg:desc/>
      </draw:frame>
      <draw:frame draw:id="id223" presentation:style-name="a944" draw:name="Text Placeholder 2" svg:x="0.74074in" svg:y="4.95128in" svg:width="9.40143in" svg:height="1.65564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Modifier les styles du texte du masque</text:span></text:p>
            </text:list-item>
          </text:list>
        </draw:text-box>
        <svg:title/>
        <svg:desc/>
      </draw:frame>
      <draw:frame draw:id="id224" presentation:style-name="a949" draw:name="Date Placeholder 3" svg:x="7.87963in" svg:y="6.60691in" svg:width="0.99731in" svg:height="0.39931in" presentation:class="date-time" presentation:placeholder="false">
        <draw:text-box>
          <text:p text:style-name="a948" text:class-names="" text:cond-style-name=""><text:span text:style-name="a945" text:class-names=""><text:date text:fixed="false" style:data-style-name="a946"/></text:span><text:span text:style-name="a947" text:class-names=""/></text:p>
        </draw:text-box>
        <svg:title/>
        <svg:desc/>
      </draw:frame>
      <draw:frame draw:id="id225" presentation:style-name="a952" draw:name="Footer Placeholder 4" svg:x="0.74074in" svg:y="6.60691in" svg:width="6.88715in" svg:height="0.39931in" presentation:class="footer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226" presentation:style-name="a955" draw:name="Slide Number Placeholder 5" svg:x="9.39486in" svg:y="6.60691in" svg:width="0.74731in" svg:height="0.39931in" presentation:class="page-number" presentation:placeholder="false">
        <draw:text-box>
          <text:p text:style-name="a954" text:class-names="" text:cond-style-name=""><text:span text:style-name="a953" text:class-names=""><text:page-number style:num-format="1" text:fixed="false">‹#›</text:page-number></text:span></text:p>
        </draw:text-box>
        <svg:title/>
        <svg:desc/>
      </draw:frame>
      <draw:frame draw:id="id227" draw:style-name="a958" draw:name="TextBox 23" svg:x="0.5926in" svg:y="0.86437in" svg:width="0.66667in" svg:height="0.63952in">
        <draw:text-box>
          <text:p text:style-name="a957" text:class-names="" text:cond-style-name=""><text:span text:style-name="a956" text:class-names="">“</text:span></text:p>
        </draw:text-box>
        <svg:title/>
        <svg:desc/>
      </draw:frame>
      <draw:frame draw:id="id228" draw:style-name="a961" draw:name="TextBox 24" svg:x="9.72552in" svg:y="3.15678in" svg:width="0.66667in" svg:height="0.63952in">
        <draw:text-box>
          <text:p text:style-name="a960" text:class-names="" text:cond-style-name=""><text:span text:style-name="a959" text:class-names="">”</text:span></text:p>
        </draw:text-box>
        <svg:title/>
        <svg:desc/>
      </draw:frame>
      <presentation:notes style:page-layout-name="pageLayout2" draw:style-name="a1004">
        <draw:frame draw:id="id16" presentation:style-name="a974" draw:name="Espace réservé de l'en-tête 1" svg:x="0in" svg:y="0in" svg:width="3.25in" svg:height="0.50174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7" presentation:style-name="a979" draw:name="Espace réservé de la date 2" svg:x="4.24826in" svg:y="0in" svg:width="3.25in" svg:height="0.50174in" presentation:class="date-time" presentation:placeholder="false">
          <draw:text-box>
            <text:p text:style-name="a978" text:class-names="" text:cond-style-name=""><text:span text:style-name="a975" text:class-names=""><text:date text:fixed="false" style:data-style-name="a976"/></text:span><text:span text:style-name="a97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80" draw:name="Espace réservé de l'image des diapositives 3">
          <svg:title/>
          <svg:desc/>
        </draw:page-thumbnail>
        <draw:frame draw:id="id19" presentation:style-name="a996" draw:name="Espace réservé des notes 4" svg:x="0.75in" svg:y="4.8125in" svg:width="6in" svg:height="3.9375in" presentation:class="notes" presentation:placeholder="false">
          <draw:text-box>
            <text:p text:style-name="a982" text:class-names="" text:cond-style-name=""><text:span text:style-name="a981" text:class-names="">Modifier les styles du texte du masque</text:span></text:p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Deuxième niveau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list text:style-name="a991">
                          <text:list-item>
                            <text:p text:style-name="a990" text:class-names="" text:cond-style-name=""><text:span text:style-name="a9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list text:style-name="a995">
                      <text:list-item>
                        <text:list text:style-name="a995">
                          <text:list-item>
                            <text:list text:style-name="a995">
                              <text:list-item>
                                <text:p text:style-name="a994" text:class-names="" text:cond-style-name=""><text:span text:style-name="a992" text:class-names="">Cinquième niveau</text:span><text:span text:style-name="a9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99" draw:name="Espace réservé du pied de page 5" svg:x="0in" svg:y="9.49826in" svg:width="3.25in" svg:height="0.50174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21" presentation:style-name="a1003" draw:name="Espace réservé du numéro de diapositive 6" svg:x="4.24826in" svg:y="9.49826in" svg:width="3.25in" svg:height="0.50174in" presentation:class="page-number" presentation:placeholder="false">
          <draw:text-box>
            <text:p text:style-name="a1002" text:class-names="" text:cond-style-name=""><text:span text:style-name="a1000" text:class-names=""><text:page-number style:num-format="1" text:fixed="false"/></text:span><text:span text:style-name="a1001" text:class-names=""/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005">
      <draw:g draw:name="Group 7" draw:id="id239">
        <svg:title/>
        <svg:desc/>
        <draw:connector draw:type="line" svg:x1="10.24826in" svg:y1="0in" svg:x2="11.5816in" svg:y2="7.5in" draw:id="id246" draw:layer="Master1-bg" draw:style-name="a1029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030" draw:name="Straight Connector 20">
          <svg:title/>
          <svg:desc/>
        </draw:connector>
        <draw:custom-shape svg:x="10.04098in" svg:y="-0.00926in" svg:width="3.28888in" svg:height="7.50926in" draw:id="id248" draw:layer="Master1-bg" draw:style-name="a103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3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3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3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3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3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3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3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1009" draw:name="Title 1" svg:x="0.75in" svg:y="0.66667in" svg:width="9.39217in" svg:height="3.30556in" presentation:class="title" presentation:placeholder="false">
        <draw:text-box>
          <text:p text:style-name="a1008" text:class-names="" text:cond-style-name=""><text:span text:style-name="a1006" text:class-names="">Modifiez le style du titre</text:span><text:span text:style-name="a1007" text:class-names=""/></text:p>
        </draw:text-box>
        <svg:title/>
        <svg:desc/>
      </draw:frame>
      <draw:frame draw:id="id241" presentation:style-name="a1013" draw:name="Text Placeholder 9" svg:x="0.74074in" svg:y="4.38889in" svg:width="9.40143in" svg:height="0.56239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Modifier les styles du texte du masque</text:span></text:p>
            </text:list-item>
          </text:list>
        </draw:text-box>
        <svg:title/>
        <svg:desc/>
      </draw:frame>
      <draw:frame draw:id="id242" presentation:style-name="a1017" draw:name="Text Placeholder 2" svg:x="0.74074in" svg:y="4.95128in" svg:width="9.40143in" svg:height="1.65564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Modifier les styles du texte du masque</text:span></text:p>
            </text:list-item>
          </text:list>
        </draw:text-box>
        <svg:title/>
        <svg:desc/>
      </draw:frame>
      <draw:frame draw:id="id243" presentation:style-name="a1022" draw:name="Date Placeholder 3" svg:x="7.87963in" svg:y="6.60691in" svg:width="0.99731in" svg:height="0.39931in" presentation:class="date-time" presentation:placeholder="false">
        <draw:text-box>
          <text:p text:style-name="a1021" text:class-names="" text:cond-style-name=""><text:span text:style-name="a1018" text:class-names=""><text:date text:fixed="false" style:data-style-name="a1019"/></text:span><text:span text:style-name="a1020" text:class-names=""/></text:p>
        </draw:text-box>
        <svg:title/>
        <svg:desc/>
      </draw:frame>
      <draw:frame draw:id="id244" presentation:style-name="a1025" draw:name="Footer Placeholder 4" svg:x="0.74074in" svg:y="6.60691in" svg:width="6.88715in" svg:height="0.39931in" presentation:class="footer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245" presentation:style-name="a1028" draw:name="Slide Number Placeholder 5" svg:x="9.39486in" svg:y="6.60691in" svg:width="0.74731in" svg:height="0.39931in" presentation:class="page-number" presentation:placeholder="false">
        <draw:text-box>
          <text:p text:style-name="a1027" text:class-names="" text:cond-style-name=""><text:span text:style-name="a10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71">
        <draw:frame draw:id="id16" presentation:style-name="a1041" draw:name="Espace réservé de l'en-tête 1" svg:x="0in" svg:y="0in" svg:width="3.25in" svg:height="0.50174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7" presentation:style-name="a1046" draw:name="Espace réservé de la date 2" svg:x="4.24826in" svg:y="0in" svg:width="3.25in" svg:height="0.50174in" presentation:class="date-time" presentation:placeholder="false">
          <draw:text-box>
            <text:p text:style-name="a1045" text:class-names="" text:cond-style-name=""><text:span text:style-name="a1042" text:class-names=""><text:date text:fixed="false" style:data-style-name="a1043"/></text:span><text:span text:style-name="a104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47" draw:name="Espace réservé de l'image des diapositives 3">
          <svg:title/>
          <svg:desc/>
        </draw:page-thumbnail>
        <draw:frame draw:id="id19" presentation:style-name="a1063" draw:name="Espace réservé des notes 4" svg:x="0.75in" svg:y="4.8125in" svg:width="6in" svg:height="3.9375in" presentation:class="notes" presentation:placeholder="false">
          <draw:text-box>
            <text:p text:style-name="a1049" text:class-names="" text:cond-style-name=""><text:span text:style-name="a1048" text:class-names="">Modifier les styles du texte du masque</text:span></text:p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Deuxième niveau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list text:style-name="a1058">
                          <text:list-item>
                            <text:p text:style-name="a1057" text:class-names="" text:cond-style-name=""><text:span text:style-name="a10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list text:style-name="a1062">
                          <text:list-item>
                            <text:list text:style-name="a1062">
                              <text:list-item>
                                <text:p text:style-name="a1061" text:class-names="" text:cond-style-name=""><text:span text:style-name="a1059" text:class-names="">Cinquième niveau</text:span><text:span text:style-name="a10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66" draw:name="Espace réservé du pied de page 5" svg:x="0in" svg:y="9.49826in" svg:width="3.25in" svg:height="0.50174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21" presentation:style-name="a1070" draw:name="Espace réservé du numéro de diapositive 6" svg:x="4.24826in" svg:y="9.49826in" svg:width="3.25in" svg:height="0.50174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072">
      <draw:g draw:name="Group 7" draw:id="id256">
        <svg:title/>
        <svg:desc/>
        <draw:connector draw:type="line" svg:x1="10.24826in" svg:y1="0in" svg:x2="11.5816in" svg:y2="7.5in" draw:id="id262" draw:layer="Master1-bg" draw:style-name="a110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106" draw:name="Straight Connector 20">
          <svg:title/>
          <svg:desc/>
        </draw:connector>
        <draw:custom-shape svg:x="10.04098in" svg:y="-0.00926in" svg:width="3.28888in" svg:height="7.50926in" draw:id="id264" draw:layer="Master1-bg" draw:style-name="a110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10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10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11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11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11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11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11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76" draw:name="Title 1" svg:x="0.74074in" svg:y="0.66667in" svg:width="9.40143in" svg:height="1.44444in" presentation:class="title" presentation:placeholder="false">
        <draw:text-box>
          <text:p text:style-name="a1075" text:class-names="" text:cond-style-name=""><text:span text:style-name="a1073" text:class-names="">Modifiez le style du titre</text:span><text:span text:style-name="a1074" text:class-names=""/></text:p>
        </draw:text-box>
        <svg:title/>
        <svg:desc/>
      </draw:frame>
      <draw:frame draw:id="id258" presentation:style-name="a1093" draw:name="Vertical Text Placeholder 2" svg:x="0.74074in" svg:y="2.36285in" svg:width="9.40143in" svg:height="4.24406in" presentation:class="outline" presentation:placeholder="false">
        <draw:text-box>
          <text:list text:style-name="a1079">
            <text:list-item>
              <text:p text:style-name="a1078" text:class-names="" text:cond-style-name=""><text:span text:style-name="a1077" text:class-names="">Modifier les styles du texte du masque</text:span></text:p>
            </text:list-item>
          </text:list>
          <text:list text:style-name="a1082">
            <text:list-item>
              <text:list text:style-name="a1082">
                <text:list-item>
                  <text:p text:style-name="a1081" text:class-names="" text:cond-style-name=""><text:span text:style-name="a1080" text:class-names="">Deuxième niveau</text:span></text:p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p text:style-name="a1084" text:class-names="" text:cond-style-name=""><text:span text:style-name="a10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p text:style-name="a1087" text:class-names="" text:cond-style-name=""><text:span text:style-name="a10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list text:style-name="a1092">
                            <text:list-item>
                              <text:p text:style-name="a1091" text:class-names="" text:cond-style-name=""><text:span text:style-name="a1089" text:class-names="">Cinquième niveau</text:span><text:span text:style-name="a10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098" draw:name="Date Placeholder 3" svg:x="7.87963in" svg:y="6.60691in" svg:width="0.99731in" svg:height="0.39931in" presentation:class="date-time" presentation:placeholder="false">
        <draw:text-box>
          <text:p text:style-name="a1097" text:class-names="" text:cond-style-name=""><text:span text:style-name="a1094" text:class-names=""><text:date text:fixed="false" style:data-style-name="a1095"/></text:span><text:span text:style-name="a1096" text:class-names=""/></text:p>
        </draw:text-box>
        <svg:title/>
        <svg:desc/>
      </draw:frame>
      <draw:frame draw:id="id260" presentation:style-name="a1101" draw:name="Footer Placeholder 4" svg:x="0.74074in" svg:y="6.60691in" svg:width="6.88715in" svg:height="0.39931in" presentation:class="footer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261" presentation:style-name="a1104" draw:name="Slide Number Placeholder 5" svg:x="9.39486in" svg:y="6.60691in" svg:width="0.74731in" svg:height="0.39931in" presentation:class="page-number" presentation:placeholder="false">
        <draw:text-box>
          <text:p text:style-name="a1103" text:class-names="" text:cond-style-name=""><text:span text:style-name="a11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47">
        <draw:frame draw:id="id16" presentation:style-name="a1117" draw:name="Espace réservé de l'en-tête 1" svg:x="0in" svg:y="0in" svg:width="3.25in" svg:height="0.50174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7" presentation:style-name="a1122" draw:name="Espace réservé de la date 2" svg:x="4.24826in" svg:y="0in" svg:width="3.25in" svg:height="0.50174in" presentation:class="date-time" presentation:placeholder="false">
          <draw:text-box>
            <text:p text:style-name="a1121" text:class-names="" text:cond-style-name=""><text:span text:style-name="a1118" text:class-names=""><text:date text:fixed="false" style:data-style-name="a1119"/></text:span><text:span text:style-name="a112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23" draw:name="Espace réservé de l'image des diapositives 3">
          <svg:title/>
          <svg:desc/>
        </draw:page-thumbnail>
        <draw:frame draw:id="id19" presentation:style-name="a1139" draw:name="Espace réservé des notes 4" svg:x="0.75in" svg:y="4.8125in" svg:width="6in" svg:height="3.9375in" presentation:class="notes" presentation:placeholder="false">
          <draw:text-box>
            <text:p text:style-name="a1125" text:class-names="" text:cond-style-name=""><text:span text:style-name="a1124" text:class-names="">Modifier les styles du texte du masque</text:span></text:p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Deuxième niveau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p text:style-name="a1130" text:class-names="" text:cond-style-name=""><text:span text:style-name="a11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list text:style-name="a1134">
                          <text:list-item>
                            <text:p text:style-name="a1133" text:class-names="" text:cond-style-name=""><text:span text:style-name="a11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list text:style-name="a1138">
                              <text:list-item>
                                <text:p text:style-name="a1137" text:class-names="" text:cond-style-name=""><text:span text:style-name="a1135" text:class-names="">Cinquième niveau</text:span><text:span text:style-name="a11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42" draw:name="Espace réservé du pied de page 5" svg:x="0in" svg:y="9.49826in" svg:width="3.25in" svg:height="0.50174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21" presentation:style-name="a1146" draw:name="Espace réservé du numéro de diapositive 6" svg:x="4.24826in" svg:y="9.49826in" svg:width="3.25in" svg:height="0.50174in" presentation:class="page-number" presentation:placeholder="false">
          <draw:text-box>
            <text:p text:style-name="a1145" text:class-names="" text:cond-style-name=""><text:span text:style-name="a1143" text:class-names=""><text:page-number style:num-format="1" text:fixed="false"/></text:span><text:span text:style-name="a1144" text:class-names=""/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148">
      <draw:g draw:name="Group 7" draw:id="id272">
        <svg:title/>
        <svg:desc/>
        <draw:connector draw:type="line" svg:x1="10.24826in" svg:y1="0in" svg:x2="11.5816in" svg:y2="7.5in" draw:id="id278" draw:layer="Master1-bg" draw:style-name="a1181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182" draw:name="Straight Connector 20">
          <svg:title/>
          <svg:desc/>
        </draw:connector>
        <draw:custom-shape svg:x="10.04098in" svg:y="-0.00926in" svg:width="3.28888in" svg:height="7.50926in" draw:id="id280" draw:layer="Master1-bg" draw:style-name="a11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1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18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1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1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1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18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19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52" draw:name="Vertical Title 1" svg:x="8.71355in" svg:y="0.66667in" svg:width="1.42688in" svg:height="5.74306in" presentation:class="title" presentation:placeholder="false">
        <draw:text-box>
          <text:p text:style-name="a1151" text:class-names="" text:cond-style-name=""><text:span text:style-name="a1149" text:class-names="">Modifiez le style du titre</text:span><text:span text:style-name="a1150" text:class-names=""/></text:p>
        </draw:text-box>
        <svg:title/>
        <svg:desc/>
      </draw:frame>
      <draw:frame draw:id="id274" presentation:style-name="a1169" draw:name="Vertical Text Placeholder 2" svg:x="0.74074in" svg:y="0.66667in" svg:width="7.72107in" svg:height="5.74306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Modifier les styles du texte du masque</text:span></text:p>
            </text:list-item>
          </text:list>
          <text:list text:style-name="a1158">
            <text:list-item>
              <text:list text:style-name="a1158">
                <text:list-item>
                  <text:p text:style-name="a1157" text:class-names="" text:cond-style-name=""><text:span text:style-name="a1156" text:class-names="">Deuxième niveau</text:span></text:p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p text:style-name="a1160" text:class-names="" text:cond-style-name=""><text:span text:style-name="a11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p text:style-name="a1163" text:class-names="" text:cond-style-name=""><text:span text:style-name="a11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8">
            <text:list-item>
              <text:list text:style-name="a1168">
                <text:list-item>
                  <text:list text:style-name="a1168">
                    <text:list-item>
                      <text:list text:style-name="a1168">
                        <text:list-item>
                          <text:list text:style-name="a1168">
                            <text:list-item>
                              <text:p text:style-name="a1167" text:class-names="" text:cond-style-name=""><text:span text:style-name="a1165" text:class-names="">Cinquième niveau</text:span><text:span text:style-name="a1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74" draw:name="Date Placeholder 3" svg:x="7.87963in" svg:y="6.60691in" svg:width="0.99731in" svg:height="0.39931in" presentation:class="date-time" presentation:placeholder="false">
        <draw:text-box>
          <text:p text:style-name="a1173" text:class-names="" text:cond-style-name=""><text:span text:style-name="a1170" text:class-names=""><text:date text:fixed="false" style:data-style-name="a1171"/></text:span><text:span text:style-name="a1172" text:class-names=""/></text:p>
        </draw:text-box>
        <svg:title/>
        <svg:desc/>
      </draw:frame>
      <draw:frame draw:id="id276" presentation:style-name="a1177" draw:name="Footer Placeholder 4" svg:x="0.74074in" svg:y="6.60691in" svg:width="6.88715in" svg:height="0.39931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277" presentation:style-name="a1180" draw:name="Slide Number Placeholder 5" svg:x="9.39486in" svg:y="6.60691in" svg:width="0.74731in" svg:height="0.39931in" presentation:class="page-number" presentation:placeholder="false">
        <draw:text-box>
          <text:p text:style-name="a1179" text:class-names="" text:cond-style-name=""><text:span text:style-name="a11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23">
        <draw:frame draw:id="id16" presentation:style-name="a1193" draw:name="Espace réservé de l'en-tête 1" svg:x="0in" svg:y="0in" svg:width="3.25in" svg:height="0.50174in" presentation:class="header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17" presentation:style-name="a1198" draw:name="Espace réservé de la date 2" svg:x="4.24826in" svg:y="0in" svg:width="3.25in" svg:height="0.50174in" presentation:class="date-time" presentation:placeholder="false">
          <draw:text-box>
            <text:p text:style-name="a1197" text:class-names="" text:cond-style-name=""><text:span text:style-name="a1194" text:class-names=""><text:date text:fixed="false" style:data-style-name="a1195"/></text:span><text:span text:style-name="a119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99" draw:name="Espace réservé de l'image des diapositives 3">
          <svg:title/>
          <svg:desc/>
        </draw:page-thumbnail>
        <draw:frame draw:id="id19" presentation:style-name="a1215" draw:name="Espace réservé des notes 4" svg:x="0.75in" svg:y="4.8125in" svg:width="6in" svg:height="3.9375in" presentation:class="notes" presentation:placeholder="false">
          <draw:text-box>
            <text:p text:style-name="a1201" text:class-names="" text:cond-style-name=""><text:span text:style-name="a1200" text:class-names="">Modifier les styles du texte du masque</text:span></text:p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Deuxième niveau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p text:style-name="a1209" text:class-names="" text:cond-style-name=""><text:span text:style-name="a1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1" text:class-names="">Cinquième niveau</text:span><text:span text:style-name="a1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18" draw:name="Espace réservé du pied de page 5" svg:x="0in" svg:y="9.49826in" svg:width="3.25in" svg:height="0.50174in" presentation:class="foot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21" presentation:style-name="a1222" draw:name="Espace réservé du numéro de diapositive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/></text:span><text:span text:style-name="a122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Samuel</meta:initial-creator>
    <dc:creator>Samuel</dc:creator>
    <meta:creation-date>2017-05-23T20:47:05Z</meta:creation-date>
    <dc:date>2017-05-23T21:50:55Z</dc:date>
    <meta:template xlink:href="Facet" xlink:type="simple"/>
    <meta:editing-cycles>3</meta:editing-cycles>
    <meta:editing-duration>PT3829S</meta:editing-duration>
    <meta:document-statistic meta:paragraph-count="8" meta:word-count="27"/>
  </office:meta>
</office:document-meta>
</file>